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0.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64pt" svg:height="486pt" svg:x="418.76pt" svg:y="211.35pt">
            <draw:object draw:notify-on-update-of-ranges="Sheet1.A2:Sheet1.A19 Sheet1.B1:Sheet1.B1 Sheet1.B2:Sheet1.B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64pt" svg:height="486pt" svg:x="414.99pt" svg:y="684.57pt">
            <draw:object draw:notify-on-update-of-ranges="Sheet1.A21:Sheet1.A38 Sheet1.B20:Sheet1.B20 Sheet1.B21:Sheet1.B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864pt" svg:height="486pt" svg:x="367.48pt" svg:y="1709.4pt">
            <draw:object draw:notify-on-update-of-ranges="Sheet1.A40:Sheet1.A56 Sheet1.B39:Sheet1.B39 Sheet1.B40:Sheet1.B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64pt" svg:height="486pt" svg:x="367.34pt" svg:y="2309.02pt">
            <draw:object draw:notify-on-update-of-ranges="Sheet1.A115:Sheet1.A120 Sheet1.B115:Sheet1.B12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864pt" svg:height="486pt" svg:x="513.95pt" svg:y="2476.69pt">
            <draw:object draw:notify-on-update-of-ranges="Sheet1.A122:Sheet1.A127 Sheet1.B122:Sheet1.B1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864pt" svg:height="486pt" svg:x="429.28pt" svg:y="2789.77pt">
            <draw:object draw:notify-on-update-of-ranges="Sheet1.A129:Sheet1.A134 Sheet1.B129:Sheet1.B13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864pt" svg:height="486pt" svg:x="1121.98pt" svg:y="2525.19pt">
            <draw:object draw:notify-on-update-of-ranges="Sheet1.A137:Sheet1.A142 Sheet1.B137:Sheet1.B14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864pt" svg:height="486pt" svg:x="316.74pt" svg:y="3256.47pt">
            <draw:object draw:notify-on-update-of-ranges="Sheet1.A144:Sheet1.A149 Sheet1.B144:Sheet1.B14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864pt" svg:height="486.71pt" svg:x="443.71pt" svg:y="2899.05pt">
            <draw:object draw:notify-on-update-of-ranges="Sheet1.A151:Sheet1.A156 Sheet1.B151:Sheet1.B15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864pt" svg:height="486pt" svg:x="564.52pt" svg:y="3261.54pt">
            <draw:object draw:notify-on-update-of-ranges="Sheet1.A159:Sheet1.A164 Sheet1.B159:Sheet1.B16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864pt" svg:height="486pt" svg:x="792.68pt" svg:y="3281.98pt">
            <draw:object draw:notify-on-update-of-ranges="Sheet1.A166:Sheet1.A170 Sheet1.B166:Sheet1.B17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864pt" svg:height="486pt" svg:x="63.84pt" svg:y="3261.51pt">
            <draw:object draw:notify-on-update-of-ranges="Sheet1.A172:Sheet1.A177 Sheet1.B172:Sheet1.B17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andom Number Sorting</text:p>
          </table:table-cell>
          <table:table-cell/>
        </table:table-row>
        <table:table-row table:style-name="ro1">
          <table:table-cell office:value-type="string" calcext:value-type="string">
            <text:p>Bubble Sort One Hundred Integers</text:p>
          </table:table-cell>
          <table:table-cell office:value-type="float" office:value="2352939" calcext:value-type="float">
            <text:p>2352939</text:p>
          </table:table-cell>
        </table:table-row>
        <table:table-row table:style-name="ro1">
          <table:table-cell office:value-type="string" calcext:value-type="string">
            <text:p>Bubble Sort One Thousand Integers</text:p>
          </table:table-cell>
          <table:table-cell office:value-type="float" office:value="48218986" calcext:value-type="float">
            <text:p>48218986</text:p>
          </table:table-cell>
        </table:table-row>
        <table:table-row table:style-name="ro1">
          <table:table-cell office:value-type="string" calcext:value-type="string">
            <text:p>Bubble Sort Ten Thousand Integers</text:p>
          </table:table-cell>
          <table:table-cell office:value-type="float" office:value="1655832010" calcext:value-type="float">
            <text:p>1655832010</text:p>
          </table:table-cell>
        </table:table-row>
        <table:table-row table:style-name="ro1">
          <table:table-cell office:value-type="string" calcext:value-type="string">
            <text:p>Bubble Sort with Swap Count One Hundred Integers</text:p>
          </table:table-cell>
          <table:table-cell office:value-type="float" office:value="2340277" calcext:value-type="float">
            <text:p>2340277</text:p>
          </table:table-cell>
        </table:table-row>
        <table:table-row table:style-name="ro1">
          <table:table-cell office:value-type="string" calcext:value-type="string">
            <text:p>Bubble Sort with Swap Count One Thousand Integers</text:p>
          </table:table-cell>
          <table:table-cell office:value-type="float" office:value="36158542" calcext:value-type="float">
            <text:p>36158542</text:p>
          </table:table-cell>
        </table:table-row>
        <table:table-row table:style-name="ro1">
          <table:table-cell office:value-type="string" calcext:value-type="string">
            <text:p>Bubble Sort with Swap Count Ten Thousand Integers</text:p>
          </table:table-cell>
          <table:table-cell office:value-type="float" office:value="720552569" calcext:value-type="float">
            <text:p>720552569</text:p>
          </table:table-cell>
        </table:table-row>
        <table:table-row table:style-name="ro1">
          <table:table-cell office:value-type="string" calcext:value-type="string">
            <text:p>Insertion Sort One Hundred Integers</text:p>
          </table:table-cell>
          <table:table-cell office:value-type="float" office:value="60212" calcext:value-type="float">
            <text:p>60212</text:p>
          </table:table-cell>
        </table:table-row>
        <table:table-row table:style-name="ro1">
          <table:table-cell office:value-type="string" calcext:value-type="string">
            <text:p>Insertion Sort One Thousand Integers</text:p>
          </table:table-cell>
          <table:table-cell office:value-type="float" office:value="712859" calcext:value-type="float">
            <text:p>712859</text:p>
          </table:table-cell>
        </table:table-row>
        <table:table-row table:style-name="ro1">
          <table:table-cell office:value-type="string" calcext:value-type="string">
            <text:p>Insertion Sort Ten Thousand Integers</text:p>
          </table:table-cell>
          <table:table-cell office:value-type="float" office:value="72014508" calcext:value-type="float">
            <text:p>72014508</text:p>
          </table:table-cell>
        </table:table-row>
        <table:table-row table:style-name="ro2">
          <table:table-cell office:value-type="string" calcext:value-type="string">
            <text:p>Merge Sort One Hundred Integers</text:p>
          </table:table-cell>
          <table:table-cell office:value-type="float" office:value="1155576" calcext:value-type="float">
            <text:p>1155576</text:p>
          </table:table-cell>
        </table:table-row>
        <table:table-row table:style-name="ro2">
          <table:table-cell office:value-type="string" calcext:value-type="string">
            <text:p>Merge Sort One Thousand Integers</text:p>
          </table:table-cell>
          <table:table-cell office:value-type="float" office:value="7258064" calcext:value-type="float">
            <text:p>7258064</text:p>
          </table:table-cell>
        </table:table-row>
        <table:table-row table:style-name="ro2">
          <table:table-cell office:value-type="string" calcext:value-type="string">
            <text:p>Merge Sort Ten Thousand Integers</text:p>
          </table:table-cell>
          <table:table-cell office:value-type="float" office:value="9450255" calcext:value-type="float">
            <text:p>9450255</text:p>
          </table:table-cell>
        </table:table-row>
        <table:table-row table:style-name="ro2">
          <table:table-cell office:value-type="string" calcext:value-type="string">
            <text:p>Quick Sort One Hundred Integers</text:p>
          </table:table-cell>
          <table:table-cell office:value-type="float" office:value="239716" calcext:value-type="float">
            <text:p>239716</text:p>
          </table:table-cell>
        </table:table-row>
        <table:table-row table:style-name="ro2">
          <table:table-cell office:value-type="string" calcext:value-type="string">
            <text:p>Quick Sort One Thousand Integers</text:p>
          </table:table-cell>
          <table:table-cell office:value-type="float" office:value="3731406" calcext:value-type="float">
            <text:p>3731406</text:p>
          </table:table-cell>
        </table:table-row>
        <table:table-row table:style-name="ro1">
          <table:table-cell office:value-type="string" calcext:value-type="string">
            <text:p>Quick Sort Ten Thousand Integers</text:p>
          </table:table-cell>
          <table:table-cell office:value-type="float" office:value="4627244" calcext:value-type="float">
            <text:p>4627244</text:p>
          </table:table-cell>
        </table:table-row>
        <table:table-row table:style-name="ro2">
          <table:table-cell office:value-type="string" calcext:value-type="string">
            <text:p>Selection Sort One Hundred Integers</text:p>
          </table:table-cell>
          <table:table-cell office:value-type="float" office:value="886852" calcext:value-type="float">
            <text:p>886852</text:p>
          </table:table-cell>
        </table:table-row>
        <table:table-row table:style-name="ro2">
          <table:table-cell office:value-type="string" calcext:value-type="string">
            <text:p>Selection Sort One Thousand Integers</text:p>
          </table:table-cell>
          <table:table-cell office:value-type="float" office:value="17377600" calcext:value-type="float">
            <text:p>17377600</text:p>
          </table:table-cell>
        </table:table-row>
        <table:table-row table:style-name="ro2">
          <table:table-cell office:value-type="string" calcext:value-type="string">
            <text:p>Selection Sort Ten Thousand Integers</text:p>
          </table:table-cell>
          <table:table-cell office:value-type="float" office:value="133593636" calcext:value-type="float">
            <text:p>133593636</text:p>
          </table:table-cell>
        </table:table-row>
        <table:table-row table:style-name="ro1">
          <table:table-cell office:value-type="string" calcext:value-type="string">
            <text:p>Sorted Integer Sorting</text:p>
          </table:table-cell>
          <table:table-cell/>
        </table:table-row>
        <table:table-row table:style-name="ro1">
          <table:table-cell office:value-type="string" calcext:value-type="string">
            <text:p>Bubble Sort One Hundred Sorted Integers</text:p>
          </table:table-cell>
          <table:table-cell office:value-type="float" office:value="87578" calcext:value-type="float">
            <text:p>87578</text:p>
          </table:table-cell>
        </table:table-row>
        <table:table-row table:style-name="ro1">
          <table:table-cell office:value-type="string" calcext:value-type="string">
            <text:p>Bubble Sort One Thousand Sorted Integers</text:p>
          </table:table-cell>
          <table:table-cell office:value-type="float" office:value="3570585" calcext:value-type="float">
            <text:p>3570585</text:p>
          </table:table-cell>
        </table:table-row>
        <table:table-row table:style-name="ro1">
          <table:table-cell office:value-type="string" calcext:value-type="string">
            <text:p>Bubble Sort Ten Thousand Sorted Integers</text:p>
          </table:table-cell>
          <table:table-cell office:value-type="float" office:value="365890163" calcext:value-type="float">
            <text:p>365890163</text:p>
          </table:table-cell>
        </table:table-row>
        <table:table-row table:style-name="ro1">
          <table:table-cell office:value-type="string" calcext:value-type="string">
            <text:p>Bubble Sort with Swap Count One Hundred Sorted Integers</text:p>
          </table:table-cell>
          <table:table-cell office:value-type="float" office:value="76115" calcext:value-type="float">
            <text:p>76115</text:p>
          </table:table-cell>
        </table:table-row>
        <table:table-row table:style-name="ro1">
          <table:table-cell office:value-type="string" calcext:value-type="string">
            <text:p>Bubble Sort with Swap Count One Thousand Sorted Integers</text:p>
          </table:table-cell>
          <table:table-cell office:value-type="float" office:value="14510" calcext:value-type="float">
            <text:p>14510</text:p>
          </table:table-cell>
        </table:table-row>
        <table:table-row table:style-name="ro1">
          <table:table-cell office:value-type="string" calcext:value-type="string">
            <text:p>Bubble Sort with Swap Count Ten Thousand Sorted Integers</text:p>
          </table:table-cell>
          <table:table-cell office:value-type="float" office:value="159855" calcext:value-type="float">
            <text:p>159855</text:p>
          </table:table-cell>
        </table:table-row>
        <table:table-row table:style-name="ro1">
          <table:table-cell office:value-type="string" calcext:value-type="string">
            <text:p>Insertion Sort One Hundred Sorted Integers</text:p>
          </table:table-cell>
          <table:table-cell office:value-type="float" office:value="21443" calcext:value-type="float">
            <text:p>21443</text:p>
          </table:table-cell>
        </table:table-row>
        <table:table-row table:style-name="ro3">
          <table:table-cell office:value-type="string" calcext:value-type="string">
            <text:p>Insertion Sort One Thousand Sorted Integers</text:p>
          </table:table-cell>
          <table:table-cell office:value-type="float" office:value="487260" calcext:value-type="float">
            <text:p>487260</text:p>
          </table:table-cell>
        </table:table-row>
        <table:table-row table:style-name="ro3">
          <table:table-cell office:value-type="string" calcext:value-type="string">
            <text:p>Insertion Sort Ten Thousand Sorted Integers</text:p>
          </table:table-cell>
          <table:table-cell office:value-type="float" office:value="65320081" calcext:value-type="float">
            <text:p>65320081</text:p>
          </table:table-cell>
        </table:table-row>
        <table:table-row table:style-name="ro3">
          <table:table-cell office:value-type="string" calcext:value-type="string">
            <text:p>Merge Sort One Hundred Sorted Integers</text:p>
          </table:table-cell>
          <table:table-cell office:value-type="float" office:value="75172" calcext:value-type="float">
            <text:p>75172</text:p>
          </table:table-cell>
        </table:table-row>
        <table:table-row table:style-name="ro3">
          <table:table-cell office:value-type="string" calcext:value-type="string">
            <text:p>Merge Sort One Thousand Sorted Integers</text:p>
          </table:table-cell>
          <table:table-cell office:value-type="float" office:value="878313" calcext:value-type="float">
            <text:p>878313</text:p>
          </table:table-cell>
        </table:table-row>
        <table:table-row table:style-name="ro3">
          <table:table-cell office:value-type="string" calcext:value-type="string">
            <text:p>Merge Sort Ten Thousand Sorted Integers</text:p>
          </table:table-cell>
          <table:table-cell office:value-type="float" office:value="9453833" calcext:value-type="float">
            <text:p>9453833</text:p>
          </table:table-cell>
        </table:table-row>
        <table:table-row table:style-name="ro3">
          <table:table-cell office:value-type="string" calcext:value-type="string">
            <text:p>Quick Sort One Hundred Sorted Integers</text:p>
          </table:table-cell>
          <table:table-cell office:value-type="float" office:value="120574" calcext:value-type="float">
            <text:p>120574</text:p>
          </table:table-cell>
        </table:table-row>
        <table:table-row table:style-name="ro3">
          <table:table-cell office:value-type="string" calcext:value-type="string">
            <text:p>Quick Sort One Thousand Sorted Integers</text:p>
          </table:table-cell>
          <table:table-cell office:value-type="float" office:value="10464935" calcext:value-type="float">
            <text:p>10464935</text:p>
          </table:table-cell>
        </table:table-row>
        <table:table-row table:style-name="ro3">
          <table:table-cell office:value-type="string" calcext:value-type="string">
            <text:p>Quick Sort Ten Thousand Sorted Integers</text:p>
          </table:table-cell>
          <table:table-cell office:value-type="float" office:value="376676526" calcext:value-type="float">
            <text:p>376676526</text:p>
          </table:table-cell>
        </table:table-row>
        <table:table-row table:style-name="ro3">
          <table:table-cell office:value-type="string" calcext:value-type="string">
            <text:p>Selection Sort One Hundred Sorted Integers</text:p>
          </table:table-cell>
          <table:table-cell office:value-type="float" office:value="64451" calcext:value-type="float">
            <text:p>64451</text:p>
          </table:table-cell>
        </table:table-row>
        <table:table-row table:style-name="ro3">
          <table:table-cell office:value-type="string" calcext:value-type="string">
            <text:p>Selection Sort One Thousand Sorted Integers</text:p>
          </table:table-cell>
          <table:table-cell office:value-type="float" office:value="2213129" calcext:value-type="float">
            <text:p>2213129</text:p>
          </table:table-cell>
        </table:table-row>
        <table:table-row table:style-name="ro3">
          <table:table-cell office:value-type="string" calcext:value-type="string">
            <text:p>Selection Sort Ten Thousand Sorted Integers</text:p>
          </table:table-cell>
          <table:table-cell office:value-type="float" office:value="259173774" calcext:value-type="float">
            <text:p>259173774</text:p>
          </table:table-cell>
        </table:table-row>
        <table:table-row table:style-name="ro1">
          <table:table-cell office:value-type="string" calcext:value-type="string">
            <text:p>Semi Sorted Array Sorting</text:p>
          </table:table-cell>
          <table:table-cell/>
        </table:table-row>
        <table:table-row table:style-name="ro1">
          <table:table-cell office:value-type="string" calcext:value-type="string">
            <text:p>Bubble Sort One Hundred semiSorted Integers</text:p>
          </table:table-cell>
          <table:table-cell office:value-type="float" office:value="55402" calcext:value-type="float">
            <text:p>55402</text:p>
          </table:table-cell>
        </table:table-row>
        <table:table-row table:style-name="ro1">
          <table:table-cell office:value-type="string" calcext:value-type="string">
            <text:p>Bubble Sort One Thousand semiSorted Integers</text:p>
          </table:table-cell>
          <table:table-cell office:value-type="float" office:value="3687019" calcext:value-type="float">
            <text:p>3687019</text:p>
          </table:table-cell>
        </table:table-row>
        <table:table-row table:style-name="ro1">
          <table:table-cell office:value-type="string" calcext:value-type="string">
            <text:p>Bubble Sort Ten Thousand semiSorted Integers</text:p>
          </table:table-cell>
          <table:table-cell office:value-type="float" office:value="364328717" calcext:value-type="float">
            <text:p>364328717</text:p>
          </table:table-cell>
        </table:table-row>
        <table:table-row table:style-name="ro1">
          <table:table-cell office:value-type="string" calcext:value-type="string">
            <text:p>Bubble Sort with Swap Count One Hundred semiSorted Integers</text:p>
          </table:table-cell>
          <table:table-cell office:value-type="float" office:value="3196" calcext:value-type="float">
            <text:p>3196</text:p>
          </table:table-cell>
        </table:table-row>
        <table:table-row table:style-name="ro1">
          <table:table-cell office:value-type="string" calcext:value-type="string">
            <text:p>Bubble Sort with Swap Count One Thousand semiSorted Integers</text:p>
          </table:table-cell>
          <table:table-cell office:value-type="float" office:value="20141" calcext:value-type="float">
            <text:p>20141</text:p>
          </table:table-cell>
        </table:table-row>
        <table:table-row table:style-name="ro1">
          <table:table-cell office:value-type="string" calcext:value-type="string">
            <text:p>Bubble Sort with Swap Count Ten Thousand semiSorted Integers</text:p>
          </table:table-cell>
          <table:table-cell office:value-type="float" office:value="312103" calcext:value-type="float">
            <text:p>312103</text:p>
          </table:table-cell>
        </table:table-row>
        <table:table-row table:style-name="ro1">
          <table:table-cell office:value-type="string" calcext:value-type="string">
            <text:p>Insertion Sort One Hundred semiSorted Integers</text:p>
          </table:table-cell>
          <table:table-cell office:value-type="float" office:value="31183" calcext:value-type="float">
            <text:p>31183</text:p>
          </table:table-cell>
        </table:table-row>
        <table:table-row table:style-name="ro3">
          <table:table-cell office:value-type="string" calcext:value-type="string">
            <text:p>Insertion Sort One Thousand semiSorted Integers</text:p>
          </table:table-cell>
          <table:table-cell office:value-type="float" office:value="539467" calcext:value-type="float">
            <text:p>539467</text:p>
          </table:table-cell>
        </table:table-row>
        <table:table-row table:style-name="ro3">
          <table:table-cell office:value-type="string" calcext:value-type="string">
            <text:p>Insertion Sort Ten Thousand semiSorted Integers</text:p>
          </table:table-cell>
          <table:table-cell office:value-type="float" office:value="63007301" calcext:value-type="float">
            <text:p>63007301</text:p>
          </table:table-cell>
        </table:table-row>
        <table:table-row table:style-name="ro3">
          <table:table-cell office:value-type="string" calcext:value-type="string">
            <text:p>Merge Sort One Hundred semiSorted Integers</text:p>
          </table:table-cell>
          <table:table-cell office:value-type="float" office:value="67296" calcext:value-type="float">
            <text:p>67296</text:p>
          </table:table-cell>
        </table:table-row>
        <table:table-row table:style-name="ro3">
          <table:table-cell office:value-type="string" calcext:value-type="string">
            <text:p>Merge Sort One Thousand semiSorted Integers</text:p>
          </table:table-cell>
          <table:table-cell office:value-type="float" office:value="833963" calcext:value-type="float">
            <text:p>833963</text:p>
          </table:table-cell>
        </table:table-row>
        <table:table-row table:style-name="ro1">
          <table:table-cell office:value-type="string" calcext:value-type="string">
            <text:p>Merge Sort Ten Thousand semiSorted Integers</text:p>
          </table:table-cell>
          <table:table-cell office:value-type="float" office:value="9287946" calcext:value-type="float">
            <text:p>9287946</text:p>
          </table:table-cell>
        </table:table-row>
        <table:table-row table:style-name="ro3">
          <table:table-cell office:value-type="string" calcext:value-type="string">
            <text:p>Quick Sort One Hundred semiSorted Integers</text:p>
          </table:table-cell>
          <table:table-cell office:value-type="float" office:value="45863" calcext:value-type="float">
            <text:p>45863</text:p>
          </table:table-cell>
        </table:table-row>
        <table:table-row table:style-name="ro3">
          <table:table-cell office:value-type="string" calcext:value-type="string">
            <text:p>Quick Sort Ten Thousand semiSorted Integers</text:p>
          </table:table-cell>
          <table:table-cell office:value-type="float" office:value="286523626" calcext:value-type="float">
            <text:p>286523626</text:p>
          </table:table-cell>
        </table:table-row>
        <table:table-row table:style-name="ro3">
          <table:table-cell office:value-type="string" calcext:value-type="string">
            <text:p>Selection Sort One Hundred semiSorted Integers</text:p>
          </table:table-cell>
          <table:table-cell office:value-type="float" office:value="37396" calcext:value-type="float">
            <text:p>37396</text:p>
          </table:table-cell>
        </table:table-row>
        <table:table-row table:style-name="ro3">
          <table:table-cell office:value-type="string" calcext:value-type="string">
            <text:p>Selection Sort One Thousand semiSorted Integers</text:p>
          </table:table-cell>
          <table:table-cell office:value-type="float" office:value="2221025" calcext:value-type="float">
            <text:p>2221025</text:p>
          </table:table-cell>
        </table:table-row>
        <table:table-row table:style-name="ro3">
          <table:table-cell office:value-type="string" calcext:value-type="string">
            <text:p>Selection Sort Ten Thousand semiSorted Integers</text:p>
          </table:table-cell>
          <table:table-cell office:value-type="float" office:value="244965256" calcext:value-type="float">
            <text:p>244965256</text:p>
          </table:table-cell>
        </table:table-row>
        <table:table-row table:style-name="ro1">
          <table:table-cell office:value-type="string" calcext:value-type="string">
            <text:p>Random Number Sorting</text:p>
          </table:table-cell>
          <table:table-cell/>
        </table:table-row>
        <table:table-row table:style-name="ro1">
          <table:table-cell office:value-type="string" calcext:value-type="string">
            <text:p>Bubble Sort One Hundred Integers</text:p>
          </table:table-cell>
          <table:table-cell office:value-type="float" office:value="2352939" calcext:value-type="float">
            <text:p>2352939</text:p>
          </table:table-cell>
        </table:table-row>
        <table:table-row table:style-name="ro1">
          <table:table-cell office:value-type="string" calcext:value-type="string">
            <text:p>Bubble Sort One Thousand Integers</text:p>
          </table:table-cell>
          <table:table-cell office:value-type="float" office:value="48218986" calcext:value-type="float">
            <text:p>48218986</text:p>
          </table:table-cell>
        </table:table-row>
        <table:table-row table:style-name="ro1">
          <table:table-cell office:value-type="string" calcext:value-type="string">
            <text:p>Bubble Sort Ten Thousand Integers</text:p>
          </table:table-cell>
          <table:table-cell office:value-type="float" office:value="1655832010" calcext:value-type="float">
            <text:p>1655832010</text:p>
          </table:table-cell>
        </table:table-row>
        <table:table-row table:style-name="ro1">
          <table:table-cell office:value-type="string" calcext:value-type="string">
            <text:p>Bubble Sort with Swap Count One Hundred Integers</text:p>
          </table:table-cell>
          <table:table-cell office:value-type="float" office:value="2340277" calcext:value-type="float">
            <text:p>2340277</text:p>
          </table:table-cell>
        </table:table-row>
        <table:table-row table:style-name="ro1">
          <table:table-cell office:value-type="string" calcext:value-type="string">
            <text:p>Bubble Sort with Swap Count One Thousand Integers</text:p>
          </table:table-cell>
          <table:table-cell office:value-type="float" office:value="36158542" calcext:value-type="float">
            <text:p>36158542</text:p>
          </table:table-cell>
        </table:table-row>
        <table:table-row table:style-name="ro1">
          <table:table-cell office:value-type="string" calcext:value-type="string">
            <text:p>Bubble Sort with Swap Count Ten Thousand Integers</text:p>
          </table:table-cell>
          <table:table-cell office:value-type="float" office:value="720552569" calcext:value-type="float">
            <text:p>720552569</text:p>
          </table:table-cell>
        </table:table-row>
        <table:table-row table:style-name="ro1">
          <table:table-cell office:value-type="string" calcext:value-type="string">
            <text:p>Insertion Sort One Hundred Integers</text:p>
          </table:table-cell>
          <table:table-cell office:value-type="float" office:value="60212" calcext:value-type="float">
            <text:p>60212</text:p>
          </table:table-cell>
        </table:table-row>
        <table:table-row table:style-name="ro1">
          <table:table-cell office:value-type="string" calcext:value-type="string">
            <text:p>Insertion Sort One Thousand Integers</text:p>
          </table:table-cell>
          <table:table-cell office:value-type="float" office:value="712859" calcext:value-type="float">
            <text:p>712859</text:p>
          </table:table-cell>
        </table:table-row>
        <table:table-row table:style-name="ro1">
          <table:table-cell office:value-type="string" calcext:value-type="string">
            <text:p>Insertion Sort Ten Thousand Integers</text:p>
          </table:table-cell>
          <table:table-cell office:value-type="float" office:value="72014508" calcext:value-type="float">
            <text:p>72014508</text:p>
          </table:table-cell>
        </table:table-row>
        <table:table-row table:style-name="ro1">
          <table:table-cell office:value-type="string" calcext:value-type="string">
            <text:p>Merge Sort One Hundred Integers</text:p>
          </table:table-cell>
          <table:table-cell office:value-type="float" office:value="1155576" calcext:value-type="float">
            <text:p>1155576</text:p>
          </table:table-cell>
        </table:table-row>
        <table:table-row table:style-name="ro1">
          <table:table-cell office:value-type="string" calcext:value-type="string">
            <text:p>Merge Sort One Thousand Integers</text:p>
          </table:table-cell>
          <table:table-cell office:value-type="float" office:value="7258064" calcext:value-type="float">
            <text:p>7258064</text:p>
          </table:table-cell>
        </table:table-row>
        <table:table-row table:style-name="ro1">
          <table:table-cell office:value-type="string" calcext:value-type="string">
            <text:p>Merge Sort Ten Thousand Integers</text:p>
          </table:table-cell>
          <table:table-cell office:value-type="float" office:value="9450255" calcext:value-type="float">
            <text:p>9450255</text:p>
          </table:table-cell>
        </table:table-row>
        <table:table-row table:style-name="ro1">
          <table:table-cell office:value-type="string" calcext:value-type="string">
            <text:p>Quick Sort One Hundred Integers</text:p>
          </table:table-cell>
          <table:table-cell office:value-type="float" office:value="239716" calcext:value-type="float">
            <text:p>239716</text:p>
          </table:table-cell>
        </table:table-row>
        <table:table-row table:style-name="ro1">
          <table:table-cell office:value-type="string" calcext:value-type="string">
            <text:p>Quick Sort One Thousand Integers</text:p>
          </table:table-cell>
          <table:table-cell office:value-type="float" office:value="3731406" calcext:value-type="float">
            <text:p>3731406</text:p>
          </table:table-cell>
        </table:table-row>
        <table:table-row table:style-name="ro1">
          <table:table-cell office:value-type="string" calcext:value-type="string">
            <text:p>Quick Sort Ten Thousand Integers</text:p>
          </table:table-cell>
          <table:table-cell office:value-type="float" office:value="4627244" calcext:value-type="float">
            <text:p>4627244</text:p>
          </table:table-cell>
        </table:table-row>
        <table:table-row table:style-name="ro1">
          <table:table-cell office:value-type="string" calcext:value-type="string">
            <text:p>Selection Sort One Hundred Integers</text:p>
          </table:table-cell>
          <table:table-cell office:value-type="float" office:value="886852" calcext:value-type="float">
            <text:p>886852</text:p>
          </table:table-cell>
        </table:table-row>
        <table:table-row table:style-name="ro1">
          <table:table-cell office:value-type="string" calcext:value-type="string">
            <text:p>Selection Sort One Thousand Integers</text:p>
          </table:table-cell>
          <table:table-cell office:value-type="float" office:value="17377600" calcext:value-type="float">
            <text:p>17377600</text:p>
          </table:table-cell>
        </table:table-row>
        <table:table-row table:style-name="ro1">
          <table:table-cell office:value-type="string" calcext:value-type="string">
            <text:p>Selection Sort Ten Thousand Integers</text:p>
          </table:table-cell>
          <table:table-cell office:value-type="float" office:value="133593636" calcext:value-type="float">
            <text:p>133593636</text:p>
          </table:table-cell>
        </table:table-row>
        <table:table-row table:style-name="ro1">
          <table:table-cell office:value-type="string" calcext:value-type="string">
            <text:p>Sorted Integer Sorting</text:p>
          </table:table-cell>
          <table:table-cell/>
        </table:table-row>
        <table:table-row table:style-name="ro1">
          <table:table-cell office:value-type="string" calcext:value-type="string">
            <text:p>Bubble Sort One Hundred Sorted Integers</text:p>
          </table:table-cell>
          <table:table-cell office:value-type="float" office:value="87578" calcext:value-type="float">
            <text:p>87578</text:p>
          </table:table-cell>
        </table:table-row>
        <table:table-row table:style-name="ro1">
          <table:table-cell office:value-type="string" calcext:value-type="string">
            <text:p>Bubble Sort One Thousand Sorted Integers</text:p>
          </table:table-cell>
          <table:table-cell office:value-type="float" office:value="3570585" calcext:value-type="float">
            <text:p>3570585</text:p>
          </table:table-cell>
        </table:table-row>
        <table:table-row table:style-name="ro1">
          <table:table-cell office:value-type="string" calcext:value-type="string">
            <text:p>Bubble Sort Ten Thousand Sorted Integers</text:p>
          </table:table-cell>
          <table:table-cell office:value-type="float" office:value="365890163" calcext:value-type="float">
            <text:p>365890163</text:p>
          </table:table-cell>
        </table:table-row>
        <table:table-row table:style-name="ro1">
          <table:table-cell office:value-type="string" calcext:value-type="string">
            <text:p>Bubble Sort with Swap Count One Hundred Sorted Integers</text:p>
          </table:table-cell>
          <table:table-cell office:value-type="float" office:value="76115" calcext:value-type="float">
            <text:p>76115</text:p>
          </table:table-cell>
        </table:table-row>
        <table:table-row table:style-name="ro1">
          <table:table-cell office:value-type="string" calcext:value-type="string">
            <text:p>Bubble Sort with Swap Count One Thousand Sorted Integers</text:p>
          </table:table-cell>
          <table:table-cell office:value-type="float" office:value="14510" calcext:value-type="float">
            <text:p>14510</text:p>
          </table:table-cell>
        </table:table-row>
        <table:table-row table:style-name="ro1">
          <table:table-cell office:value-type="string" calcext:value-type="string">
            <text:p>Bubble Sort with Swap Count Ten Thousand Sorted Integers</text:p>
          </table:table-cell>
          <table:table-cell office:value-type="float" office:value="159855" calcext:value-type="float">
            <text:p>159855</text:p>
          </table:table-cell>
        </table:table-row>
        <table:table-row table:style-name="ro1">
          <table:table-cell office:value-type="string" calcext:value-type="string">
            <text:p>Insertion Sort One Hundred Sorted Integers</text:p>
          </table:table-cell>
          <table:table-cell office:value-type="float" office:value="21443" calcext:value-type="float">
            <text:p>21443</text:p>
          </table:table-cell>
        </table:table-row>
        <table:table-row table:style-name="ro1">
          <table:table-cell office:value-type="string" calcext:value-type="string">
            <text:p>Insertion Sort One Thousand Sorted Integers</text:p>
          </table:table-cell>
          <table:table-cell office:value-type="float" office:value="487260" calcext:value-type="float">
            <text:p>487260</text:p>
          </table:table-cell>
        </table:table-row>
        <table:table-row table:style-name="ro1">
          <table:table-cell office:value-type="string" calcext:value-type="string">
            <text:p>Insertion Sort Ten Thousand Sorted Integers</text:p>
          </table:table-cell>
          <table:table-cell office:value-type="float" office:value="65320081" calcext:value-type="float">
            <text:p>65320081</text:p>
          </table:table-cell>
        </table:table-row>
        <table:table-row table:style-name="ro1">
          <table:table-cell office:value-type="string" calcext:value-type="string">
            <text:p>Merge Sort One Hundred Sorted Integers</text:p>
          </table:table-cell>
          <table:table-cell office:value-type="float" office:value="75172" calcext:value-type="float">
            <text:p>75172</text:p>
          </table:table-cell>
        </table:table-row>
        <table:table-row table:style-name="ro1">
          <table:table-cell office:value-type="string" calcext:value-type="string">
            <text:p>Merge Sort One Thousand Sorted Integers</text:p>
          </table:table-cell>
          <table:table-cell office:value-type="float" office:value="878313" calcext:value-type="float">
            <text:p>878313</text:p>
          </table:table-cell>
        </table:table-row>
        <table:table-row table:style-name="ro1">
          <table:table-cell office:value-type="string" calcext:value-type="string">
            <text:p>Merge Sort Ten Thousand Sorted Integers</text:p>
          </table:table-cell>
          <table:table-cell office:value-type="float" office:value="9453833" calcext:value-type="float">
            <text:p>9453833</text:p>
          </table:table-cell>
        </table:table-row>
        <table:table-row table:style-name="ro1">
          <table:table-cell office:value-type="string" calcext:value-type="string">
            <text:p>Quick Sort One Hundred Sorted Integers</text:p>
          </table:table-cell>
          <table:table-cell office:value-type="float" office:value="120574" calcext:value-type="float">
            <text:p>120574</text:p>
          </table:table-cell>
        </table:table-row>
        <table:table-row table:style-name="ro1">
          <table:table-cell office:value-type="string" calcext:value-type="string">
            <text:p>Quick Sort One Thousand Sorted Integers</text:p>
          </table:table-cell>
          <table:table-cell office:value-type="float" office:value="10464935" calcext:value-type="float">
            <text:p>10464935</text:p>
          </table:table-cell>
        </table:table-row>
        <table:table-row table:style-name="ro1">
          <table:table-cell office:value-type="string" calcext:value-type="string">
            <text:p>Quick Sort Ten Thousand Sorted Integers</text:p>
          </table:table-cell>
          <table:table-cell office:value-type="float" office:value="376676526" calcext:value-type="float">
            <text:p>376676526</text:p>
          </table:table-cell>
        </table:table-row>
        <table:table-row table:style-name="ro1">
          <table:table-cell office:value-type="string" calcext:value-type="string">
            <text:p>Selection Sort One Hundred Sorted Integers</text:p>
          </table:table-cell>
          <table:table-cell office:value-type="float" office:value="64451" calcext:value-type="float">
            <text:p>64451</text:p>
          </table:table-cell>
        </table:table-row>
        <table:table-row table:style-name="ro1">
          <table:table-cell office:value-type="string" calcext:value-type="string">
            <text:p>Selection Sort One Thousand Sorted Integers</text:p>
          </table:table-cell>
          <table:table-cell office:value-type="float" office:value="2213129" calcext:value-type="float">
            <text:p>2213129</text:p>
          </table:table-cell>
        </table:table-row>
        <table:table-row table:style-name="ro1">
          <table:table-cell office:value-type="string" calcext:value-type="string">
            <text:p>Selection Sort Ten Thousand Sorted Integers</text:p>
          </table:table-cell>
          <table:table-cell office:value-type="float" office:value="259173774" calcext:value-type="float">
            <text:p>259173774</text:p>
          </table:table-cell>
        </table:table-row>
        <table:table-row table:style-name="ro1">
          <table:table-cell office:value-type="string" calcext:value-type="string">
            <text:p>Semi Sorted Array Sorting</text:p>
          </table:table-cell>
          <table:table-cell/>
        </table:table-row>
        <table:table-row table:style-name="ro1">
          <table:table-cell office:value-type="string" calcext:value-type="string">
            <text:p>Bubble Sort One Hundred semiSorted Integers</text:p>
          </table:table-cell>
          <table:table-cell office:value-type="float" office:value="55402" calcext:value-type="float">
            <text:p>55402</text:p>
          </table:table-cell>
        </table:table-row>
        <table:table-row table:style-name="ro1">
          <table:table-cell office:value-type="string" calcext:value-type="string">
            <text:p>Bubble Sort One Thousand semiSorted Integers</text:p>
          </table:table-cell>
          <table:table-cell office:value-type="float" office:value="3687019" calcext:value-type="float">
            <text:p>3687019</text:p>
          </table:table-cell>
        </table:table-row>
        <table:table-row table:style-name="ro1">
          <table:table-cell office:value-type="string" calcext:value-type="string">
            <text:p>Bubble Sort Ten Thousand semiSorted Integers</text:p>
          </table:table-cell>
          <table:table-cell office:value-type="float" office:value="364328717" calcext:value-type="float">
            <text:p>364328717</text:p>
          </table:table-cell>
        </table:table-row>
        <table:table-row table:style-name="ro1">
          <table:table-cell office:value-type="string" calcext:value-type="string">
            <text:p>Bubble Sort with Swap Count One Hundred semiSorted Integers</text:p>
          </table:table-cell>
          <table:table-cell office:value-type="float" office:value="3196" calcext:value-type="float">
            <text:p>3196</text:p>
          </table:table-cell>
        </table:table-row>
        <table:table-row table:style-name="ro1">
          <table:table-cell office:value-type="string" calcext:value-type="string">
            <text:p>Bubble Sort with Swap Count One Thousand semiSorted Integers</text:p>
          </table:table-cell>
          <table:table-cell office:value-type="float" office:value="20141" calcext:value-type="float">
            <text:p>20141</text:p>
          </table:table-cell>
        </table:table-row>
        <table:table-row table:style-name="ro1">
          <table:table-cell office:value-type="string" calcext:value-type="string">
            <text:p>Bubble Sort with Swap Count Ten Thousand semiSorted Integers</text:p>
          </table:table-cell>
          <table:table-cell office:value-type="float" office:value="312103" calcext:value-type="float">
            <text:p>312103</text:p>
          </table:table-cell>
        </table:table-row>
        <table:table-row table:style-name="ro1">
          <table:table-cell office:value-type="string" calcext:value-type="string">
            <text:p>Insertion Sort One Hundred semiSorted Integers</text:p>
          </table:table-cell>
          <table:table-cell office:value-type="float" office:value="31183" calcext:value-type="float">
            <text:p>31183</text:p>
          </table:table-cell>
        </table:table-row>
        <table:table-row table:style-name="ro1">
          <table:table-cell office:value-type="string" calcext:value-type="string">
            <text:p>Insertion Sort One Thousand semiSorted Integers</text:p>
          </table:table-cell>
          <table:table-cell office:value-type="float" office:value="539467" calcext:value-type="float">
            <text:p>539467</text:p>
          </table:table-cell>
        </table:table-row>
        <table:table-row table:style-name="ro1">
          <table:table-cell office:value-type="string" calcext:value-type="string">
            <text:p>Insertion Sort Ten Thousand semiSorted Integers</text:p>
          </table:table-cell>
          <table:table-cell office:value-type="float" office:value="63007301" calcext:value-type="float">
            <text:p>63007301</text:p>
          </table:table-cell>
        </table:table-row>
        <table:table-row table:style-name="ro1">
          <table:table-cell office:value-type="string" calcext:value-type="string">
            <text:p>Merge Sort One Hundred semiSorted Integers</text:p>
          </table:table-cell>
          <table:table-cell office:value-type="float" office:value="67296" calcext:value-type="float">
            <text:p>67296</text:p>
          </table:table-cell>
        </table:table-row>
        <table:table-row table:style-name="ro1">
          <table:table-cell office:value-type="string" calcext:value-type="string">
            <text:p>Merge Sort One Thousand semiSorted Integers</text:p>
          </table:table-cell>
          <table:table-cell office:value-type="float" office:value="833963" calcext:value-type="float">
            <text:p>833963</text:p>
          </table:table-cell>
        </table:table-row>
        <table:table-row table:style-name="ro1">
          <table:table-cell office:value-type="string" calcext:value-type="string">
            <text:p>Merge Sort Ten Thousand semiSorted Integers</text:p>
          </table:table-cell>
          <table:table-cell office:value-type="float" office:value="9287946" calcext:value-type="float">
            <text:p>9287946</text:p>
          </table:table-cell>
        </table:table-row>
        <table:table-row table:style-name="ro1">
          <table:table-cell office:value-type="string" calcext:value-type="string">
            <text:p>Quick Sort One Hundred semiSorted Integers</text:p>
          </table:table-cell>
          <table:table-cell office:value-type="float" office:value="45863" calcext:value-type="float">
            <text:p>45863</text:p>
          </table:table-cell>
        </table:table-row>
        <table:table-row table:style-name="ro1">
          <table:table-cell office:value-type="string" calcext:value-type="string">
            <text:p>Quick Sort Ten Thousand semiSorted Integers</text:p>
          </table:table-cell>
          <table:table-cell office:value-type="float" office:value="286523626" calcext:value-type="float">
            <text:p>286523626</text:p>
          </table:table-cell>
        </table:table-row>
        <table:table-row table:style-name="ro1">
          <table:table-cell office:value-type="string" calcext:value-type="string">
            <text:p>Selection Sort One Hundred semiSorted Integers</text:p>
          </table:table-cell>
          <table:table-cell office:value-type="float" office:value="37396" calcext:value-type="float">
            <text:p>37396</text:p>
          </table:table-cell>
        </table:table-row>
        <table:table-row table:style-name="ro1">
          <table:table-cell office:value-type="string" calcext:value-type="string">
            <text:p>Selection Sort One Thousand semiSorted Integers</text:p>
          </table:table-cell>
          <table:table-cell office:value-type="float" office:value="2221025" calcext:value-type="float">
            <text:p>2221025</text:p>
          </table:table-cell>
        </table:table-row>
        <table:table-row table:style-name="ro1">
          <table:table-cell office:value-type="string" calcext:value-type="string">
            <text:p>Selection Sort Ten Thousand semiSorted Integers</text:p>
          </table:table-cell>
          <table:table-cell office:value-type="float" office:value="244965256" calcext:value-type="float">
            <text:p>24496525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random integers by size of array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Bubble Sort One Hundred Integers</text:p>
          </table:table-cell>
          <table:table-cell table:style-name="ce1" office:value-type="float" office:value="2352939" calcext:value-type="float">
            <text:p>2352939</text:p>
          </table:table-cell>
        </table:table-row>
        <table:table-row table:style-name="ro1">
          <table:table-cell table:style-name="ce1" office:value-type="string" calcext:value-type="string">
            <text:p>Bubble Sort with Swap Count One Hundred Integers</text:p>
          </table:table-cell>
          <table:table-cell table:style-name="ce1" office:value-type="float" office:value="2340277" calcext:value-type="float">
            <text:p>2340277</text:p>
          </table:table-cell>
        </table:table-row>
        <table:table-row table:style-name="ro1">
          <table:table-cell table:style-name="ce1" office:value-type="string" calcext:value-type="string">
            <text:p>Insertion Sort One Hundred Integers</text:p>
          </table:table-cell>
          <table:table-cell table:style-name="ce1" office:value-type="float" office:value="60212" calcext:value-type="float">
            <text:p>60212</text:p>
          </table:table-cell>
        </table:table-row>
        <table:table-row table:style-name="ro1">
          <table:table-cell table:style-name="ce1" office:value-type="string" calcext:value-type="string">
            <text:p>Merge Sort One Hundred Integers</text:p>
          </table:table-cell>
          <table:table-cell table:style-name="ce1" office:value-type="float" office:value="1155576" calcext:value-type="float">
            <text:p>1155576</text:p>
          </table:table-cell>
        </table:table-row>
        <table:table-row table:style-name="ro1">
          <table:table-cell table:style-name="ce1" office:value-type="string" calcext:value-type="string">
            <text:p>Quick Sort One Hundred Integers</text:p>
          </table:table-cell>
          <table:table-cell table:style-name="ce1" office:value-type="float" office:value="239716" calcext:value-type="float">
            <text:p>239716</text:p>
          </table:table-cell>
        </table:table-row>
        <table:table-row table:style-name="ro1">
          <table:table-cell table:style-name="ce1" office:value-type="string" calcext:value-type="string">
            <text:p>Selection Sort One Hundred Integers</text:p>
          </table:table-cell>
          <table:table-cell table:style-name="ce1" office:value-type="float" office:value="886852" calcext:value-type="float">
            <text:p>886852</text:p>
          </table:table-cell>
        </table:table-row>
        <table:table-row table:style-name="ro1"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Bubble Sort One Thousand Integers</text:p>
          </table:table-cell>
          <table:table-cell table:style-name="ce1" office:value-type="float" office:value="48218986" calcext:value-type="float">
            <text:p>48218986</text:p>
          </table:table-cell>
        </table:table-row>
        <table:table-row table:style-name="ro1">
          <table:table-cell table:style-name="ce1" office:value-type="string" calcext:value-type="string">
            <text:p>Bubble Sort with Swap Count One Thousand Integers</text:p>
          </table:table-cell>
          <table:table-cell table:style-name="ce1" office:value-type="float" office:value="36158542" calcext:value-type="float">
            <text:p>36158542</text:p>
          </table:table-cell>
        </table:table-row>
        <table:table-row table:style-name="ro1">
          <table:table-cell table:style-name="ce1" office:value-type="string" calcext:value-type="string">
            <text:p>Insertion Sort One Thousand Integers</text:p>
          </table:table-cell>
          <table:table-cell table:style-name="ce1" office:value-type="float" office:value="712859" calcext:value-type="float">
            <text:p>712859</text:p>
          </table:table-cell>
        </table:table-row>
        <table:table-row table:style-name="ro1">
          <table:table-cell table:style-name="ce1" office:value-type="string" calcext:value-type="string">
            <text:p>Merge Sort One Thousand Integers</text:p>
          </table:table-cell>
          <table:table-cell table:style-name="ce1" office:value-type="float" office:value="7258064" calcext:value-type="float">
            <text:p>7258064</text:p>
          </table:table-cell>
        </table:table-row>
        <table:table-row table:style-name="ro1">
          <table:table-cell table:style-name="ce1" office:value-type="string" calcext:value-type="string">
            <text:p>Quick Sort One Thousand Integers</text:p>
          </table:table-cell>
          <table:table-cell table:style-name="ce1" office:value-type="float" office:value="3731406" calcext:value-type="float">
            <text:p>3731406</text:p>
          </table:table-cell>
        </table:table-row>
        <table:table-row table:style-name="ro1">
          <table:table-cell table:style-name="ce1" office:value-type="string" calcext:value-type="string">
            <text:p>Selection Sort One Thousand Integers</text:p>
          </table:table-cell>
          <table:table-cell table:style-name="ce1" office:value-type="float" office:value="17377600" calcext:value-type="float">
            <text:p>17377600</text:p>
          </table:table-cell>
        </table:table-row>
        <table:table-row table:style-name="ro1"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Bubble Sort Ten Thousand Integers</text:p>
          </table:table-cell>
          <table:table-cell table:style-name="ce1" office:value-type="float" office:value="1655832010" calcext:value-type="float">
            <text:p>1655832010</text:p>
          </table:table-cell>
        </table:table-row>
        <table:table-row table:style-name="ro1">
          <table:table-cell table:style-name="ce1" office:value-type="string" calcext:value-type="string">
            <text:p>Bubble Sort with Swap Count Ten Thousand Integers</text:p>
          </table:table-cell>
          <table:table-cell table:style-name="ce1" office:value-type="float" office:value="720552569" calcext:value-type="float">
            <text:p>720552569</text:p>
          </table:table-cell>
        </table:table-row>
        <table:table-row table:style-name="ro1">
          <table:table-cell table:style-name="ce1" office:value-type="string" calcext:value-type="string">
            <text:p>Insertion Sort Ten Thousand Integers</text:p>
          </table:table-cell>
          <table:table-cell table:style-name="ce1" office:value-type="float" office:value="72014508" calcext:value-type="float">
            <text:p>72014508</text:p>
          </table:table-cell>
        </table:table-row>
        <table:table-row table:style-name="ro1">
          <table:table-cell table:style-name="ce1" office:value-type="string" calcext:value-type="string">
            <text:p>Merge Sort Ten Thousand Integers</text:p>
          </table:table-cell>
          <table:table-cell table:style-name="ce1" office:value-type="float" office:value="9450255" calcext:value-type="float">
            <text:p>9450255</text:p>
          </table:table-cell>
        </table:table-row>
        <table:table-row table:style-name="ro1">
          <table:table-cell table:style-name="ce1" office:value-type="string" calcext:value-type="string">
            <text:p>Quick Sort Ten Thousand Integers</text:p>
          </table:table-cell>
          <table:table-cell table:style-name="ce1" office:value-type="float" office:value="4627244" calcext:value-type="float">
            <text:p>4627244</text:p>
          </table:table-cell>
        </table:table-row>
        <table:table-row table:style-name="ro1">
          <table:table-cell table:style-name="ce1" office:value-type="string" calcext:value-type="string">
            <text:p>Selection Sort Ten Thousand Integers</text:p>
          </table:table-cell>
          <table:table-cell table:style-name="ce1" office:value-type="float" office:value="133593636" calcext:value-type="float">
            <text:p>133593636</text:p>
          </table:table-cell>
        </table:table-row>
        <table:table-row table:style-name="ro1" table:number-rows-repeated="2"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Bubble Sort One Hundred Sorted Integers</text:p>
          </table:table-cell>
          <table:table-cell table:style-name="ce1" office:value-type="float" office:value="87578" calcext:value-type="float">
            <text:p>87578</text:p>
          </table:table-cell>
        </table:table-row>
        <table:table-row table:style-name="ro1">
          <table:table-cell table:style-name="ce1" office:value-type="string" calcext:value-type="string">
            <text:p>Bubble Sort with Swap Count One Hundred Sorted Integers</text:p>
          </table:table-cell>
          <table:table-cell table:style-name="ce1" office:value-type="float" office:value="76115" calcext:value-type="float">
            <text:p>76115</text:p>
          </table:table-cell>
        </table:table-row>
        <table:table-row table:style-name="ro1">
          <table:table-cell table:style-name="ce1" office:value-type="string" calcext:value-type="string">
            <text:p>Insertion Sort One Hundred Sorted Integers</text:p>
          </table:table-cell>
          <table:table-cell table:style-name="ce1" office:value-type="float" office:value="21443" calcext:value-type="float">
            <text:p>21443</text:p>
          </table:table-cell>
        </table:table-row>
        <table:table-row table:style-name="ro1">
          <table:table-cell table:style-name="ce1" office:value-type="string" calcext:value-type="string">
            <text:p>Merge Sort One Hundred Sorted Integers</text:p>
          </table:table-cell>
          <table:table-cell table:style-name="ce1" office:value-type="float" office:value="75172" calcext:value-type="float">
            <text:p>75172</text:p>
          </table:table-cell>
        </table:table-row>
        <table:table-row table:style-name="ro1">
          <table:table-cell table:style-name="ce1" office:value-type="string" calcext:value-type="string">
            <text:p>Quick Sort One Hundred Sorted Integers</text:p>
          </table:table-cell>
          <table:table-cell table:style-name="ce1" office:value-type="float" office:value="120574" calcext:value-type="float">
            <text:p>120574</text:p>
          </table:table-cell>
        </table:table-row>
        <table:table-row table:style-name="ro1">
          <table:table-cell table:style-name="ce1" office:value-type="string" calcext:value-type="string">
            <text:p>Selection Sort One Hundred Sorted Integers</text:p>
          </table:table-cell>
          <table:table-cell table:style-name="ce1" office:value-type="float" office:value="64451" calcext:value-type="float">
            <text:p>64451</text:p>
          </table:table-cell>
        </table:table-row>
        <table:table-row table:style-name="ro1"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Bubble Sort One Thousand Sorted Integers</text:p>
          </table:table-cell>
          <table:table-cell table:style-name="ce1" office:value-type="float" office:value="3570585" calcext:value-type="float">
            <text:p>3570585</text:p>
          </table:table-cell>
        </table:table-row>
        <table:table-row table:style-name="ro1">
          <table:table-cell table:style-name="ce1" office:value-type="string" calcext:value-type="string">
            <text:p>Bubble Sort with Swap Count One Thousand Sorted Integers</text:p>
          </table:table-cell>
          <table:table-cell table:style-name="ce1" office:value-type="float" office:value="14510" calcext:value-type="float">
            <text:p>14510</text:p>
          </table:table-cell>
        </table:table-row>
        <table:table-row table:style-name="ro1">
          <table:table-cell table:style-name="ce1" office:value-type="string" calcext:value-type="string">
            <text:p>Insertion Sort One Thousand Sorted Integers</text:p>
          </table:table-cell>
          <table:table-cell table:style-name="ce1" office:value-type="float" office:value="487260" calcext:value-type="float">
            <text:p>487260</text:p>
          </table:table-cell>
        </table:table-row>
        <table:table-row table:style-name="ro1">
          <table:table-cell table:style-name="ce1" office:value-type="string" calcext:value-type="string">
            <text:p>Merge Sort One Thousand Sorted Integers</text:p>
          </table:table-cell>
          <table:table-cell table:style-name="ce1" office:value-type="float" office:value="878313" calcext:value-type="float">
            <text:p>878313</text:p>
          </table:table-cell>
        </table:table-row>
        <table:table-row table:style-name="ro1">
          <table:table-cell table:style-name="ce1" office:value-type="string" calcext:value-type="string">
            <text:p>Quick Sort One Thousand Sorted Integers</text:p>
          </table:table-cell>
          <table:table-cell table:style-name="ce1" office:value-type="float" office:value="10464935" calcext:value-type="float">
            <text:p>10464935</text:p>
          </table:table-cell>
        </table:table-row>
        <table:table-row table:style-name="ro1">
          <table:table-cell table:style-name="ce1" office:value-type="string" calcext:value-type="string">
            <text:p>Selection Sort One Thousand Sorted Integers</text:p>
          </table:table-cell>
          <table:table-cell table:style-name="ce1" office:value-type="float" office:value="2213129" calcext:value-type="float">
            <text:p>2213129</text:p>
          </table:table-cell>
        </table:table-row>
        <table:table-row table:style-name="ro1"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Bubble Sort Ten Thousand Sorted Integers</text:p>
          </table:table-cell>
          <table:table-cell table:style-name="ce1" office:value-type="float" office:value="365890163" calcext:value-type="float">
            <text:p>365890163</text:p>
          </table:table-cell>
        </table:table-row>
        <table:table-row table:style-name="ro1">
          <table:table-cell table:style-name="ce1" office:value-type="string" calcext:value-type="string">
            <text:p>Bubble Sort with Swap Count Ten Thousand Sorted Integers</text:p>
          </table:table-cell>
          <table:table-cell table:style-name="ce1" office:value-type="float" office:value="159855" calcext:value-type="float">
            <text:p>159855</text:p>
          </table:table-cell>
        </table:table-row>
        <table:table-row table:style-name="ro1">
          <table:table-cell table:style-name="ce1" office:value-type="string" calcext:value-type="string">
            <text:p>Insertion Sort Ten Thousand Sorted Integers</text:p>
          </table:table-cell>
          <table:table-cell table:style-name="ce1" office:value-type="float" office:value="65320081" calcext:value-type="float">
            <text:p>65320081</text:p>
          </table:table-cell>
        </table:table-row>
        <table:table-row table:style-name="ro1">
          <table:table-cell table:style-name="ce1" office:value-type="string" calcext:value-type="string">
            <text:p>Merge Sort Ten Thousand Sorted Integers</text:p>
          </table:table-cell>
          <table:table-cell table:style-name="ce1" office:value-type="float" office:value="9453833" calcext:value-type="float">
            <text:p>9453833</text:p>
          </table:table-cell>
        </table:table-row>
        <table:table-row table:style-name="ro1">
          <table:table-cell table:style-name="ce1" office:value-type="string" calcext:value-type="string">
            <text:p>Quick Sort Ten Thousand Sorted Integers</text:p>
          </table:table-cell>
          <table:table-cell table:style-name="ce1" office:value-type="float" office:value="376676526" calcext:value-type="float">
            <text:p>376676526</text:p>
          </table:table-cell>
        </table:table-row>
        <table:table-row table:style-name="ro1">
          <table:table-cell table:style-name="ce1" office:value-type="string" calcext:value-type="string">
            <text:p>Selection Sort Ten Thousand Sorted Integers</text:p>
          </table:table-cell>
          <table:table-cell table:style-name="ce1" office:value-type="float" office:value="259173774" calcext:value-type="float">
            <text:p>259173774</text:p>
          </table:table-cell>
        </table:table-row>
        <table:table-row table:style-name="ro1" table:number-rows-repeated="2"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Bubble Sort One Hundred semiSorted Integers</text:p>
          </table:table-cell>
          <table:table-cell table:style-name="ce1" office:value-type="float" office:value="55402" calcext:value-type="float">
            <text:p>55402</text:p>
          </table:table-cell>
        </table:table-row>
        <table:table-row table:style-name="ro1">
          <table:table-cell table:style-name="ce1" office:value-type="string" calcext:value-type="string">
            <text:p>Bubble Sort with Swap Count One Hundred semiSorted Integers</text:p>
          </table:table-cell>
          <table:table-cell table:style-name="ce1" office:value-type="float" office:value="3196" calcext:value-type="float">
            <text:p>3196</text:p>
          </table:table-cell>
        </table:table-row>
        <table:table-row table:style-name="ro1">
          <table:table-cell table:style-name="ce1" office:value-type="string" calcext:value-type="string">
            <text:p>Insertion Sort One Hundred semiSorted Integers</text:p>
          </table:table-cell>
          <table:table-cell table:style-name="ce1" office:value-type="float" office:value="31183" calcext:value-type="float">
            <text:p>31183</text:p>
          </table:table-cell>
        </table:table-row>
        <table:table-row table:style-name="ro1">
          <table:table-cell table:style-name="ce1" office:value-type="string" calcext:value-type="string">
            <text:p>Merge Sort One Hundred semiSorted Integers</text:p>
          </table:table-cell>
          <table:table-cell table:style-name="ce1" office:value-type="float" office:value="67296" calcext:value-type="float">
            <text:p>67296</text:p>
          </table:table-cell>
        </table:table-row>
        <table:table-row table:style-name="ro1">
          <table:table-cell table:style-name="ce1" office:value-type="string" calcext:value-type="string">
            <text:p>Quick Sort One Hundred semiSorted Integers</text:p>
          </table:table-cell>
          <table:table-cell table:style-name="ce1" office:value-type="float" office:value="45863" calcext:value-type="float">
            <text:p>45863</text:p>
          </table:table-cell>
        </table:table-row>
        <table:table-row table:style-name="ro1">
          <table:table-cell table:style-name="ce1" office:value-type="string" calcext:value-type="string">
            <text:p>Selection Sort One Hundred semiSorted Integers</text:p>
          </table:table-cell>
          <table:table-cell table:style-name="ce1" office:value-type="float" office:value="37396" calcext:value-type="float">
            <text:p>37396</text:p>
          </table:table-cell>
        </table:table-row>
        <table:table-row table:style-name="ro1"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Bubble Sort One Thousand semiSorted Integers</text:p>
          </table:table-cell>
          <table:table-cell table:style-name="ce1" office:value-type="float" office:value="3687019" calcext:value-type="float">
            <text:p>3687019</text:p>
          </table:table-cell>
        </table:table-row>
        <table:table-row table:style-name="ro1">
          <table:table-cell table:style-name="ce1" office:value-type="string" calcext:value-type="string">
            <text:p>Bubble Sort with Swap Count One Thousand semiSorted Integers</text:p>
          </table:table-cell>
          <table:table-cell table:style-name="ce1" office:value-type="float" office:value="20141" calcext:value-type="float">
            <text:p>20141</text:p>
          </table:table-cell>
        </table:table-row>
        <table:table-row table:style-name="ro1">
          <table:table-cell table:style-name="ce1" office:value-type="string" calcext:value-type="string">
            <text:p>Insertion Sort One Thousand semiSorted Integers</text:p>
          </table:table-cell>
          <table:table-cell table:style-name="ce1" office:value-type="float" office:value="539467" calcext:value-type="float">
            <text:p>539467</text:p>
          </table:table-cell>
        </table:table-row>
        <table:table-row table:style-name="ro1">
          <table:table-cell table:style-name="ce1" office:value-type="string" calcext:value-type="string">
            <text:p>Merge Sort One Thousand semiSorted Integers</text:p>
          </table:table-cell>
          <table:table-cell table:style-name="ce1" office:value-type="float" office:value="833963" calcext:value-type="float">
            <text:p>833963</text:p>
          </table:table-cell>
        </table:table-row>
        <table:table-row table:style-name="ro1">
          <table:table-cell table:style-name="ce1" office:value-type="string" calcext:value-type="string">
            <text:p>Selection Sort One Thousand semiSorted Integers</text:p>
          </table:table-cell>
          <table:table-cell table:style-name="ce1" office:value-type="float" office:value="2221025" calcext:value-type="float">
            <text:p>2221025</text:p>
          </table:table-cell>
        </table:table-row>
        <table:table-row table:style-name="ro1"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Bubble Sort Ten Thousand semiSorted Integers</text:p>
          </table:table-cell>
          <table:table-cell table:style-name="ce1" office:value-type="float" office:value="364328717" calcext:value-type="float">
            <text:p>364328717</text:p>
          </table:table-cell>
        </table:table-row>
        <table:table-row table:style-name="ro1">
          <table:table-cell table:style-name="ce1" office:value-type="string" calcext:value-type="string">
            <text:p>Bubble Sort with Swap Count Ten Thousand semiSorted Integers</text:p>
          </table:table-cell>
          <table:table-cell table:style-name="ce1" office:value-type="float" office:value="312103" calcext:value-type="float">
            <text:p>312103</text:p>
          </table:table-cell>
        </table:table-row>
        <table:table-row table:style-name="ro1">
          <table:table-cell table:style-name="ce1" office:value-type="string" calcext:value-type="string">
            <text:p>Insertion Sort Ten Thousand semiSorted Integers</text:p>
          </table:table-cell>
          <table:table-cell table:style-name="ce1" office:value-type="float" office:value="63007301" calcext:value-type="float">
            <text:p>63007301</text:p>
          </table:table-cell>
        </table:table-row>
        <table:table-row table:style-name="ro1">
          <table:table-cell table:style-name="ce1" office:value-type="string" calcext:value-type="string">
            <text:p>Merge Sort Ten Thousand semiSorted Integers</text:p>
          </table:table-cell>
          <table:table-cell table:style-name="ce1" office:value-type="float" office:value="9287946" calcext:value-type="float">
            <text:p>9287946</text:p>
          </table:table-cell>
        </table:table-row>
        <table:table-row table:style-name="ro1">
          <table:table-cell table:style-name="ce1" office:value-type="string" calcext:value-type="string">
            <text:p>Quick Sort Ten Thousand semiSorted Integers</text:p>
          </table:table-cell>
          <table:table-cell table:style-name="ce1" office:value-type="float" office:value="286523626" calcext:value-type="float">
            <text:p>286523626</text:p>
          </table:table-cell>
        </table:table-row>
        <table:table-row table:style-name="ro1">
          <table:table-cell table:style-name="ce1" office:value-type="string" calcext:value-type="string">
            <text:p>Selection Sort Ten Thousand semiSorted Integers</text:p>
          </table:table-cell>
          <table:table-cell table:style-name="ce1" office:value-type="float" office:value="244965256" calcext:value-type="float">
            <text:p>2449652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/00/0000</text:date>, <text:time style:data-style-name="N2" text:time-value="20:36:15.2358959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21:57:03.999581506</meta:creation-date>
    <dc:date>2018-10-22T21:36:25.208475553</dc:date>
    <meta:editing-duration>PT1H19M8S</meta:editing-duration>
    <meta:editing-cycles>7</meta:editing-cycles>
    <meta:generator>LibreOffice/6.0.6.2$Linux_X86_64 LibreOffice_project/00m0$Build-2</meta:generator>
    <meta:document-statistic meta:table-count="1" meta:cell-count="325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481cm" svg:height="17.146cm" xlink:href=".." xlink:type="simple" chart:class="chart:bar" chart:style-name="ch1">
        <chart:title svg:x="11.201cm" svg:y="0.478cm" chart:style-name="ch2">
          <text:p>Random Integer Array Sorting Runtimes</text:p>
        </chart:title>
        <chart:plot-area chart:style-name="ch3" table:cell-range-address="Sheet1.A1:Sheet1.B19" chart:data-source-has-labels="both" svg:x="1.62cm" svg:y="1.599cm" svg:width="28.252cm" svg:height="14.224cm">
          <chartooo:coordinate-region svg:x="4.76cm" svg:y="1.599cm" svg:width="25.112cm" svg:height="7.713cm"/>
          <chart:axis chart:dimension="x" chart:name="primary-x" chart:style-name="ch4" chartooo:axis-type="auto">
            <chartooo:date-scale/>
            <chart:title svg:x="13.85cm" svg:y="16.165cm" chart:style-name="ch5">
              <text:p>Run time in nanoseconds</text:p>
            </chart:title>
            <chart:categories table:cell-range-address="Sheet1.A2:Sheet1.A19"/>
          </chart:axis>
          <chart:axis chart:dimension="y" chart:name="primary-y" chart:style-name="ch6">
            <chart:title svg:x="0.451cm" svg:y="10.091cm" chart:style-name="ch7">
              <text:p>Sorting Algorithms</text:p>
            </chart:title>
            <chart:grid chart:style-name="ch8" chart:class="major"/>
          </chart:axis>
          <chart:series chart:style-name="ch9" chart:values-cell-range-address="Sheet1.B2:Sheet1.B19" chart:label-cell-address="Sheet1.B1:Sheet1.B1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ubble Sort One Hundred Integers</text:p>
                <draw:g>
                  <svg:desc>Sheet1.A2:Sheet1.A19</svg:desc>
                </draw:g>
              </table:table-cell>
              <table:table-cell office:value-type="float" office:value="2352939">
                <text:p>2352939</text:p>
                <draw:g>
                  <svg:desc>Sheet1.B2:Sheet1.B19</svg:desc>
                </draw:g>
              </table:table-cell>
            </table:table-row>
            <table:table-row>
              <table:table-cell office:value-type="string">
                <text:p>Bubble Sort One Thousand Integers</text:p>
              </table:table-cell>
              <table:table-cell office:value-type="float" office:value="48218986">
                <text:p>48218986</text:p>
              </table:table-cell>
            </table:table-row>
            <table:table-row>
              <table:table-cell office:value-type="string">
                <text:p>Bubble Sort Ten Thousand Integers</text:p>
              </table:table-cell>
              <table:table-cell office:value-type="float" office:value="1655832010">
                <text:p>1655832010</text:p>
              </table:table-cell>
            </table:table-row>
            <table:table-row>
              <table:table-cell office:value-type="string">
                <text:p>Bubble Sort with Swap Count One Hundred Integers</text:p>
              </table:table-cell>
              <table:table-cell office:value-type="float" office:value="2340277">
                <text:p>2340277</text:p>
              </table:table-cell>
            </table:table-row>
            <table:table-row>
              <table:table-cell office:value-type="string">
                <text:p>Bubble Sort with Swap Count One Thousand Integers</text:p>
              </table:table-cell>
              <table:table-cell office:value-type="float" office:value="36158542">
                <text:p>36158542</text:p>
              </table:table-cell>
            </table:table-row>
            <table:table-row>
              <table:table-cell office:value-type="string">
                <text:p>Bubble Sort with Swap Count Ten Thousand Integers</text:p>
              </table:table-cell>
              <table:table-cell office:value-type="float" office:value="720552569">
                <text:p>720552569</text:p>
              </table:table-cell>
            </table:table-row>
            <table:table-row>
              <table:table-cell office:value-type="string">
                <text:p>Insertion Sort One Hundred Integers</text:p>
              </table:table-cell>
              <table:table-cell office:value-type="float" office:value="60212">
                <text:p>60212</text:p>
              </table:table-cell>
            </table:table-row>
            <table:table-row>
              <table:table-cell office:value-type="string">
                <text:p>Insertion Sort One Thousand Integers</text:p>
              </table:table-cell>
              <table:table-cell office:value-type="float" office:value="712859">
                <text:p>712859</text:p>
              </table:table-cell>
            </table:table-row>
            <table:table-row>
              <table:table-cell office:value-type="string">
                <text:p>Insertion Sort Ten Thousand Integers</text:p>
              </table:table-cell>
              <table:table-cell office:value-type="float" office:value="72014508">
                <text:p>72014508</text:p>
              </table:table-cell>
            </table:table-row>
            <table:table-row>
              <table:table-cell office:value-type="string">
                <text:p>Merge Sort One Hundred Integers</text:p>
              </table:table-cell>
              <table:table-cell office:value-type="float" office:value="1155576">
                <text:p>1155576</text:p>
              </table:table-cell>
            </table:table-row>
            <table:table-row>
              <table:table-cell office:value-type="string">
                <text:p>Merge Sort One Thousand Integers</text:p>
              </table:table-cell>
              <table:table-cell office:value-type="float" office:value="7258064">
                <text:p>7258064</text:p>
              </table:table-cell>
            </table:table-row>
            <table:table-row>
              <table:table-cell office:value-type="string">
                <text:p>Merge Sort Ten Thousand Integers</text:p>
              </table:table-cell>
              <table:table-cell office:value-type="float" office:value="9450255">
                <text:p>9450255</text:p>
              </table:table-cell>
            </table:table-row>
            <table:table-row>
              <table:table-cell office:value-type="string">
                <text:p>Quick Sort One Hundred Integers</text:p>
              </table:table-cell>
              <table:table-cell office:value-type="float" office:value="239716">
                <text:p>239716</text:p>
              </table:table-cell>
            </table:table-row>
            <table:table-row>
              <table:table-cell office:value-type="string">
                <text:p>Quick Sort One Thousand Integers</text:p>
              </table:table-cell>
              <table:table-cell office:value-type="float" office:value="3731406">
                <text:p>3731406</text:p>
              </table:table-cell>
            </table:table-row>
            <table:table-row>
              <table:table-cell office:value-type="string">
                <text:p>Quick Sort Ten Thousand Integers</text:p>
              </table:table-cell>
              <table:table-cell office:value-type="float" office:value="4627244">
                <text:p>4627244</text:p>
              </table:table-cell>
            </table:table-row>
            <table:table-row>
              <table:table-cell office:value-type="string">
                <text:p>Selection Sort One Hundred Integers</text:p>
              </table:table-cell>
              <table:table-cell office:value-type="float" office:value="886852">
                <text:p>886852</text:p>
              </table:table-cell>
            </table:table-row>
            <table:table-row>
              <table:table-cell office:value-type="string">
                <text:p>Selection Sort One Thousand Integers</text:p>
              </table:table-cell>
              <table:table-cell office:value-type="float" office:value="17377600">
                <text:p>17377600</text:p>
              </table:table-cell>
            </table:table-row>
            <table:table-row>
              <table:table-cell office:value-type="string">
                <text:p>Selection Sort Ten Thousand Integers</text:p>
              </table:table-cell>
              <table:table-cell office:value-type="float" office:value="133593636">
                <text:p>1335936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481cm" svg:height="17.146cm" xlink:href=".." xlink:type="simple" chart:class="chart:bar" chart:style-name="ch1">
        <chart:title svg:x="11.386cm" svg:y="0.478cm" chart:style-name="ch2">
          <text:p>Semi-Sorted Integer Array of Size 100</text:p>
        </chart:title>
        <chart:legend chart:legend-position="end" svg:x="28.218cm" svg:y="8.274cm" style:legend-expansion="high" chart:style-name="ch3"/>
        <chart:plot-area chart:style-name="ch4" table:cell-range-address="Sheet1.A159:Sheet1.B164" chart:data-source-has-labels="column" svg:x="1.62cm" svg:y="1.599cm" svg:width="25.989cm" svg:height="14.224cm">
          <chartooo:coordinate-region svg:x="4.866cm" svg:y="1.599cm" svg:width="22.743cm" svg:height="6.573cm"/>
          <chart:axis chart:dimension="x" chart:name="primary-x" chart:style-name="ch5" chartooo:axis-type="auto">
            <chartooo:date-scale/>
            <chart:title svg:x="13.234cm" svg:y="16.165cm" chart:style-name="ch6">
              <text:p>Sorting Algorithms</text:p>
            </chart:title>
            <chart:categories table:cell-range-address="Sheet1.A159:Sheet1.A164"/>
          </chart:axis>
          <chart:axis chart:dimension="y" chart:name="primary-y" chart:style-name="ch7">
            <chart:title svg:x="0.451cm" svg:y="10.567cm" chart:style-name="ch8">
              <text:p>Runtime in nanoseconds</text:p>
            </chart:title>
            <chart:grid chart:style-name="ch9" chart:class="major"/>
          </chart:axis>
          <chart:series chart:style-name="ch10" chart:values-cell-range-address="Sheet1.B159:Sheet1.B16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ubble Sort One Hundred semiSorted Integers</text:p>
                <draw:g>
                  <svg:desc>Sheet1.A159:Sheet1.A164</svg:desc>
                </draw:g>
              </table:table-cell>
              <table:table-cell office:value-type="float" office:value="55402">
                <text:p>55402</text:p>
                <draw:g>
                  <svg:desc>Sheet1.B159:Sheet1.B164</svg:desc>
                </draw:g>
              </table:table-cell>
            </table:table-row>
            <table:table-row>
              <table:table-cell office:value-type="string">
                <text:p>Bubble Sort with Swap Count One Hundred semiSorted Integers</text:p>
              </table:table-cell>
              <table:table-cell office:value-type="float" office:value="3196">
                <text:p>3196</text:p>
              </table:table-cell>
            </table:table-row>
            <table:table-row>
              <table:table-cell office:value-type="string">
                <text:p>Insertion Sort One Hundred semiSorted Integers</text:p>
              </table:table-cell>
              <table:table-cell office:value-type="float" office:value="31183">
                <text:p>31183</text:p>
              </table:table-cell>
            </table:table-row>
            <table:table-row>
              <table:table-cell office:value-type="string">
                <text:p>Merge Sort One Hundred semiSorted Integers</text:p>
              </table:table-cell>
              <table:table-cell office:value-type="float" office:value="67296">
                <text:p>67296</text:p>
              </table:table-cell>
            </table:table-row>
            <table:table-row>
              <table:table-cell office:value-type="string">
                <text:p>Quick Sort One Hundred semiSorted Integers</text:p>
              </table:table-cell>
              <table:table-cell office:value-type="float" office:value="45863">
                <text:p>45863</text:p>
              </table:table-cell>
            </table:table-row>
            <table:table-row>
              <table:table-cell office:value-type="string">
                <text:p>Selection Sort One Hundred semiSorted Integers</text:p>
              </table:table-cell>
              <table:table-cell office:value-type="float" office:value="37396">
                <text:p>3739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481cm" svg:height="17.146cm" xlink:href=".." xlink:type="simple" chart:class="chart:bar" chart:style-name="ch1">
        <chart:title svg:x="11.267cm" svg:y="0.478cm" chart:style-name="ch2">
          <text:p>Semi-Sorted Integer Array of Size 1000</text:p>
        </chart:title>
        <chart:legend chart:legend-position="end" svg:x="28.218cm" svg:y="8.274cm" style:legend-expansion="high" chart:style-name="ch3"/>
        <chart:plot-area chart:style-name="ch4" table:cell-range-address="Sheet1.A166:Sheet1.B170" chart:data-source-has-labels="column" svg:x="1.62cm" svg:y="1.599cm" svg:width="25.989cm" svg:height="14.224cm">
          <chartooo:coordinate-region svg:x="4.646cm" svg:y="1.599cm" svg:width="22.963cm" svg:height="6.403cm"/>
          <chart:axis chart:dimension="x" chart:name="primary-x" chart:style-name="ch5" chartooo:axis-type="auto">
            <chartooo:date-scale/>
            <chart:title svg:x="13.313cm" svg:y="16.165cm" chart:style-name="ch6">
              <text:p>Sorting Algorithm</text:p>
            </chart:title>
            <chart:categories table:cell-range-address="Sheet1.A166:Sheet1.A170"/>
          </chart:axis>
          <chart:axis chart:dimension="y" chart:name="primary-y" chart:style-name="ch7">
            <chart:title svg:x="0.451cm" svg:y="10.567cm" chart:style-name="ch8">
              <text:p>Runtime in nanoseconds</text:p>
            </chart:title>
            <chart:grid chart:style-name="ch9" chart:class="major"/>
          </chart:axis>
          <chart:series chart:style-name="ch10" chart:values-cell-range-address="Sheet1.B166:Sheet1.B17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ubble Sort One Thousand semiSorted Integers</text:p>
                <draw:g>
                  <svg:desc>Sheet1.A166:Sheet1.A170</svg:desc>
                </draw:g>
              </table:table-cell>
              <table:table-cell office:value-type="float" office:value="3687019">
                <text:p>3687019</text:p>
                <draw:g>
                  <svg:desc>Sheet1.B166:Sheet1.B170</svg:desc>
                </draw:g>
              </table:table-cell>
            </table:table-row>
            <table:table-row>
              <table:table-cell office:value-type="string">
                <text:p>Bubble Sort with Swap Count One Thousand semiSorted Integers</text:p>
              </table:table-cell>
              <table:table-cell office:value-type="float" office:value="20141">
                <text:p>20141</text:p>
              </table:table-cell>
            </table:table-row>
            <table:table-row>
              <table:table-cell office:value-type="string">
                <text:p>Insertion Sort One Thousand semiSorted Integers</text:p>
              </table:table-cell>
              <table:table-cell office:value-type="float" office:value="539467">
                <text:p>539467</text:p>
              </table:table-cell>
            </table:table-row>
            <table:table-row>
              <table:table-cell office:value-type="string">
                <text:p>Merge Sort One Thousand semiSorted Integers</text:p>
              </table:table-cell>
              <table:table-cell office:value-type="float" office:value="833963">
                <text:p>833963</text:p>
              </table:table-cell>
            </table:table-row>
            <table:table-row>
              <table:table-cell office:value-type="string">
                <text:p>Selection Sort One Thousand semiSorted Integers</text:p>
              </table:table-cell>
              <table:table-cell office:value-type="float" office:value="2221025">
                <text:p>222102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481cm" svg:height="17.146cm" xlink:href=".." xlink:type="simple" chart:class="chart:bar" chart:style-name="ch1">
        <chart:title svg:x="11.082cm" svg:y="0.478cm" chart:style-name="ch2">
          <text:p>Semi-Sorted Integer Array of Size 10,000</text:p>
        </chart:title>
        <chart:legend chart:legend-position="end" svg:x="28.218cm" svg:y="8.274cm" style:legend-expansion="high" chart:style-name="ch3"/>
        <chart:plot-area chart:style-name="ch4" table:cell-range-address="Sheet1.A172:Sheet1.B177" chart:data-source-has-labels="column" svg:x="1.62cm" svg:y="1.599cm" svg:width="25.989cm" svg:height="14.224cm">
          <chartooo:coordinate-region svg:x="5.005cm" svg:y="1.599cm" svg:width="22.604cm" svg:height="6.44cm"/>
          <chart:axis chart:dimension="x" chart:name="primary-x" chart:style-name="ch5" chartooo:axis-type="auto">
            <chartooo:date-scale/>
            <chart:title svg:x="13.234cm" svg:y="16.165cm" chart:style-name="ch6">
              <text:p>Sorting Algorithms</text:p>
            </chart:title>
            <chart:categories table:cell-range-address="Sheet1.A172:Sheet1.A177"/>
          </chart:axis>
          <chart:axis chart:dimension="y" chart:name="primary-y" chart:style-name="ch7">
            <chart:title svg:x="0.451cm" svg:y="10.567cm" chart:style-name="ch8">
              <text:p>Runtime in nanoseconds</text:p>
            </chart:title>
            <chart:grid chart:style-name="ch9" chart:class="major"/>
          </chart:axis>
          <chart:series chart:style-name="ch10" chart:values-cell-range-address="Sheet1.B172:Sheet1.B177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ubble Sort Ten Thousand semiSorted Integers</text:p>
                <draw:g>
                  <svg:desc>Sheet1.A172:Sheet1.A177</svg:desc>
                </draw:g>
              </table:table-cell>
              <table:table-cell office:value-type="float" office:value="364328717">
                <text:p>364328717</text:p>
                <draw:g>
                  <svg:desc>Sheet1.B172:Sheet1.B177</svg:desc>
                </draw:g>
              </table:table-cell>
            </table:table-row>
            <table:table-row>
              <table:table-cell office:value-type="string">
                <text:p>Bubble Sort with Swap Count Ten Thousand semiSorted Integers</text:p>
              </table:table-cell>
              <table:table-cell office:value-type="float" office:value="312103">
                <text:p>312103</text:p>
              </table:table-cell>
            </table:table-row>
            <table:table-row>
              <table:table-cell office:value-type="string">
                <text:p>Insertion Sort Ten Thousand semiSorted Integers</text:p>
              </table:table-cell>
              <table:table-cell office:value-type="float" office:value="63007301">
                <text:p>63007301</text:p>
              </table:table-cell>
            </table:table-row>
            <table:table-row>
              <table:table-cell office:value-type="string">
                <text:p>Merge Sort Ten Thousand semiSorted Integers</text:p>
              </table:table-cell>
              <table:table-cell office:value-type="float" office:value="9287946">
                <text:p>9287946</text:p>
              </table:table-cell>
            </table:table-row>
            <table:table-row>
              <table:table-cell office:value-type="string">
                <text:p>Quick Sort Ten Thousand semiSorted Integers</text:p>
              </table:table-cell>
              <table:table-cell office:value-type="float" office:value="286523626">
                <text:p>286523626</text:p>
              </table:table-cell>
            </table:table-row>
            <table:table-row>
              <table:table-cell office:value-type="string">
                <text:p>Selection Sort Ten Thousand semiSorted Integers</text:p>
              </table:table-cell>
              <table:table-cell office:value-type="float" office:value="244965256">
                <text:p>24496525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481cm" svg:height="17.146cm" xlink:href=".." xlink:type="simple" chart:class="chart:bar" chart:style-name="ch1">
        <chart:title svg:x="12.127cm" svg:y="0.478cm" chart:style-name="ch2">
          <text:p>Sorted Array Sorting Runtimes</text:p>
        </chart:title>
        <chart:plot-area chart:style-name="ch3" table:cell-range-address="Sheet1.A20:Sheet1.B38" chart:data-source-has-labels="both" svg:x="1.62cm" svg:y="1.599cm" svg:width="28.252cm" svg:height="14.224cm">
          <chartooo:coordinate-region svg:x="5.561cm" svg:y="1.599cm" svg:width="24.311cm" svg:height="6.926cm"/>
          <chart:axis chart:dimension="x" chart:name="primary-x" chart:style-name="ch4" chartooo:axis-type="auto">
            <chartooo:date-scale/>
            <chart:title svg:x="14.591cm" svg:y="16.165cm" chart:style-name="ch5">
              <text:p>Sort Algorithms</text:p>
            </chart:title>
            <chart:categories table:cell-range-address="Sheet1.A21:Sheet1.A38"/>
          </chart:axis>
          <chart:axis chart:dimension="y" chart:name="primary-y" chart:style-name="ch6">
            <chart:title svg:x="0.451cm" svg:y="10.607cm" chart:style-name="ch7">
              <text:p>Run time in nanoseconds</text:p>
            </chart:title>
            <chart:grid chart:style-name="ch8" chart:class="major"/>
          </chart:axis>
          <chart:series chart:style-name="ch9" chart:values-cell-range-address="Sheet1.B21:Sheet1.B38" chart:label-cell-address="Sheet1.B20:Sheet1.B20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B20:Sheet1.B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ubble Sort One Hundred Sorted Integers</text:p>
                <draw:g>
                  <svg:desc>Sheet1.A21:Sheet1.A38</svg:desc>
                </draw:g>
              </table:table-cell>
              <table:table-cell office:value-type="float" office:value="87578">
                <text:p>87578</text:p>
                <draw:g>
                  <svg:desc>Sheet1.B21:Sheet1.B38</svg:desc>
                </draw:g>
              </table:table-cell>
            </table:table-row>
            <table:table-row>
              <table:table-cell office:value-type="string">
                <text:p>Bubble Sort One Thousand Sorted Integers</text:p>
              </table:table-cell>
              <table:table-cell office:value-type="float" office:value="3570585">
                <text:p>3570585</text:p>
              </table:table-cell>
            </table:table-row>
            <table:table-row>
              <table:table-cell office:value-type="string">
                <text:p>Bubble Sort Ten Thousand Sorted Integers</text:p>
              </table:table-cell>
              <table:table-cell office:value-type="float" office:value="365890163">
                <text:p>365890163</text:p>
              </table:table-cell>
            </table:table-row>
            <table:table-row>
              <table:table-cell office:value-type="string">
                <text:p>Bubble Sort with Swap Count One Hundred Sorted Integers</text:p>
              </table:table-cell>
              <table:table-cell office:value-type="float" office:value="76115">
                <text:p>76115</text:p>
              </table:table-cell>
            </table:table-row>
            <table:table-row>
              <table:table-cell office:value-type="string">
                <text:p>Bubble Sort with Swap Count One Thousand Sorted Integers</text:p>
              </table:table-cell>
              <table:table-cell office:value-type="float" office:value="14510">
                <text:p>14510</text:p>
              </table:table-cell>
            </table:table-row>
            <table:table-row>
              <table:table-cell office:value-type="string">
                <text:p>Bubble Sort with Swap Count Ten Thousand Sorted Integers</text:p>
              </table:table-cell>
              <table:table-cell office:value-type="float" office:value="159855">
                <text:p>159855</text:p>
              </table:table-cell>
            </table:table-row>
            <table:table-row>
              <table:table-cell office:value-type="string">
                <text:p>Insertion Sort One Hundred Sorted Integers</text:p>
              </table:table-cell>
              <table:table-cell office:value-type="float" office:value="21443">
                <text:p>21443</text:p>
              </table:table-cell>
            </table:table-row>
            <table:table-row>
              <table:table-cell office:value-type="string">
                <text:p>Insertion Sort One Thousand Sorted Integers</text:p>
              </table:table-cell>
              <table:table-cell office:value-type="float" office:value="487260">
                <text:p>487260</text:p>
              </table:table-cell>
            </table:table-row>
            <table:table-row>
              <table:table-cell office:value-type="string">
                <text:p>Insertion Sort Ten Thousand Sorted Integers</text:p>
              </table:table-cell>
              <table:table-cell office:value-type="float" office:value="65320081">
                <text:p>65320081</text:p>
              </table:table-cell>
            </table:table-row>
            <table:table-row>
              <table:table-cell office:value-type="string">
                <text:p>Merge Sort One Hundred Sorted Integers</text:p>
              </table:table-cell>
              <table:table-cell office:value-type="float" office:value="75172">
                <text:p>75172</text:p>
              </table:table-cell>
            </table:table-row>
            <table:table-row>
              <table:table-cell office:value-type="string">
                <text:p>Merge Sort One Thousand Sorted Integers</text:p>
              </table:table-cell>
              <table:table-cell office:value-type="float" office:value="878313">
                <text:p>878313</text:p>
              </table:table-cell>
            </table:table-row>
            <table:table-row>
              <table:table-cell office:value-type="string">
                <text:p>Merge Sort Ten Thousand Sorted Integers</text:p>
              </table:table-cell>
              <table:table-cell office:value-type="float" office:value="9453833">
                <text:p>9453833</text:p>
              </table:table-cell>
            </table:table-row>
            <table:table-row>
              <table:table-cell office:value-type="string">
                <text:p>Quick Sort One Hundred Sorted Integers</text:p>
              </table:table-cell>
              <table:table-cell office:value-type="float" office:value="120574">
                <text:p>120574</text:p>
              </table:table-cell>
            </table:table-row>
            <table:table-row>
              <table:table-cell office:value-type="string">
                <text:p>Quick Sort One Thousand Sorted Integers</text:p>
              </table:table-cell>
              <table:table-cell office:value-type="float" office:value="10464935">
                <text:p>10464935</text:p>
              </table:table-cell>
            </table:table-row>
            <table:table-row>
              <table:table-cell office:value-type="string">
                <text:p>Quick Sort Ten Thousand Sorted Integers</text:p>
              </table:table-cell>
              <table:table-cell office:value-type="float" office:value="376676526">
                <text:p>376676526</text:p>
              </table:table-cell>
            </table:table-row>
            <table:table-row>
              <table:table-cell office:value-type="string">
                <text:p>Selection Sort One Hundred Sorted Integers</text:p>
              </table:table-cell>
              <table:table-cell office:value-type="float" office:value="64451">
                <text:p>64451</text:p>
              </table:table-cell>
            </table:table-row>
            <table:table-row>
              <table:table-cell office:value-type="string">
                <text:p>Selection Sort One Thousand Sorted Integers</text:p>
              </table:table-cell>
              <table:table-cell office:value-type="float" office:value="2213129">
                <text:p>2213129</text:p>
              </table:table-cell>
            </table:table-row>
            <table:table-row>
              <table:table-cell office:value-type="string">
                <text:p>Selection Sort Ten Thousand Sorted Integers</text:p>
              </table:table-cell>
              <table:table-cell office:value-type="float" office:value="259173774">
                <text:p>2591737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481cm" svg:height="17.146cm" xlink:href=".." xlink:type="simple" chart:class="chart:bar" chart:style-name="ch1">
        <chart:title svg:x="12.63cm" svg:y="0.478cm" chart:style-name="ch2">
          <text:p>SemiSorted Array Sorting</text:p>
        </chart:title>
        <chart:plot-area chart:style-name="ch3" table:cell-range-address="Sheet1.A39:Sheet1.B56" chart:data-source-has-labels="both" svg:x="1.62cm" svg:y="1.599cm" svg:width="28.252cm" svg:height="14.224cm">
          <chartooo:coordinate-region svg:x="6.052cm" svg:y="1.599cm" svg:width="23.82cm" svg:height="6.403cm"/>
          <chart:axis chart:dimension="x" chart:name="primary-x" chart:style-name="ch4" chartooo:axis-type="auto">
            <chartooo:date-scale/>
            <chart:title svg:x="14.366cm" svg:y="16.165cm" chart:style-name="ch5">
              <text:p>Sorting Algorithms</text:p>
            </chart:title>
            <chart:categories table:cell-range-address="Sheet1.A40:Sheet1.A56"/>
          </chart:axis>
          <chart:axis chart:dimension="y" chart:name="primary-y" chart:style-name="ch6">
            <chart:title svg:x="0.451cm" svg:y="10.567cm" chart:style-name="ch7">
              <text:p>Runtime in nanoseconds</text:p>
            </chart:title>
            <chart:grid chart:style-name="ch8" chart:class="major"/>
          </chart:axis>
          <chart:series chart:style-name="ch9" chart:values-cell-range-address="Sheet1.B40:Sheet1.B56" chart:label-cell-address="Sheet1.B39:Sheet1.B39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B39:Sheet1.B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ubble Sort One Hundred semiSorted Integers</text:p>
                <draw:g>
                  <svg:desc>Sheet1.A40:Sheet1.A56</svg:desc>
                </draw:g>
              </table:table-cell>
              <table:table-cell office:value-type="float" office:value="55402">
                <text:p>55402</text:p>
                <draw:g>
                  <svg:desc>Sheet1.B40:Sheet1.B56</svg:desc>
                </draw:g>
              </table:table-cell>
            </table:table-row>
            <table:table-row>
              <table:table-cell office:value-type="string">
                <text:p>Bubble Sort One Thousand semiSorted Integers</text:p>
              </table:table-cell>
              <table:table-cell office:value-type="float" office:value="3687019">
                <text:p>3687019</text:p>
              </table:table-cell>
            </table:table-row>
            <table:table-row>
              <table:table-cell office:value-type="string">
                <text:p>Bubble Sort Ten Thousand semiSorted Integers</text:p>
              </table:table-cell>
              <table:table-cell office:value-type="float" office:value="364328717">
                <text:p>364328717</text:p>
              </table:table-cell>
            </table:table-row>
            <table:table-row>
              <table:table-cell office:value-type="string">
                <text:p>Bubble Sort with Swap Count One Hundred semiSorted Integers</text:p>
              </table:table-cell>
              <table:table-cell office:value-type="float" office:value="3196">
                <text:p>3196</text:p>
              </table:table-cell>
            </table:table-row>
            <table:table-row>
              <table:table-cell office:value-type="string">
                <text:p>Bubble Sort with Swap Count One Thousand semiSorted Integers</text:p>
              </table:table-cell>
              <table:table-cell office:value-type="float" office:value="20141">
                <text:p>20141</text:p>
              </table:table-cell>
            </table:table-row>
            <table:table-row>
              <table:table-cell office:value-type="string">
                <text:p>Bubble Sort with Swap Count Ten Thousand semiSorted Integers</text:p>
              </table:table-cell>
              <table:table-cell office:value-type="float" office:value="312103">
                <text:p>312103</text:p>
              </table:table-cell>
            </table:table-row>
            <table:table-row>
              <table:table-cell office:value-type="string">
                <text:p>Insertion Sort One Hundred semiSorted Integers</text:p>
              </table:table-cell>
              <table:table-cell office:value-type="float" office:value="31183">
                <text:p>31183</text:p>
              </table:table-cell>
            </table:table-row>
            <table:table-row>
              <table:table-cell office:value-type="string">
                <text:p>Insertion Sort One Thousand semiSorted Integers</text:p>
              </table:table-cell>
              <table:table-cell office:value-type="float" office:value="539467">
                <text:p>539467</text:p>
              </table:table-cell>
            </table:table-row>
            <table:table-row>
              <table:table-cell office:value-type="string">
                <text:p>Insertion Sort Ten Thousand semiSorted Integers</text:p>
              </table:table-cell>
              <table:table-cell office:value-type="float" office:value="63007301">
                <text:p>63007301</text:p>
              </table:table-cell>
            </table:table-row>
            <table:table-row>
              <table:table-cell office:value-type="string">
                <text:p>Merge Sort One Hundred semiSorted Integers</text:p>
              </table:table-cell>
              <table:table-cell office:value-type="float" office:value="67296">
                <text:p>67296</text:p>
              </table:table-cell>
            </table:table-row>
            <table:table-row>
              <table:table-cell office:value-type="string">
                <text:p>Merge Sort One Thousand semiSorted Integers</text:p>
              </table:table-cell>
              <table:table-cell office:value-type="float" office:value="833963">
                <text:p>833963</text:p>
              </table:table-cell>
            </table:table-row>
            <table:table-row>
              <table:table-cell office:value-type="string">
                <text:p>Merge Sort Ten Thousand semiSorted Integers</text:p>
              </table:table-cell>
              <table:table-cell office:value-type="float" office:value="9287946">
                <text:p>9287946</text:p>
              </table:table-cell>
            </table:table-row>
            <table:table-row>
              <table:table-cell office:value-type="string">
                <text:p>Quick Sort One Hundred semiSorted Integers</text:p>
              </table:table-cell>
              <table:table-cell office:value-type="float" office:value="45863">
                <text:p>45863</text:p>
              </table:table-cell>
            </table:table-row>
            <table:table-row>
              <table:table-cell office:value-type="string">
                <text:p>Quick Sort Ten Thousand semiSorted Integers</text:p>
              </table:table-cell>
              <table:table-cell office:value-type="float" office:value="286523626">
                <text:p>286523626</text:p>
              </table:table-cell>
            </table:table-row>
            <table:table-row>
              <table:table-cell office:value-type="string">
                <text:p>Selection Sort One Hundred semiSorted Integers</text:p>
              </table:table-cell>
              <table:table-cell office:value-type="float" office:value="37396">
                <text:p>37396</text:p>
              </table:table-cell>
            </table:table-row>
            <table:table-row>
              <table:table-cell office:value-type="string">
                <text:p>Selection Sort One Thousand semiSorted Integers</text:p>
              </table:table-cell>
              <table:table-cell office:value-type="float" office:value="2221025">
                <text:p>2221025</text:p>
              </table:table-cell>
            </table:table-row>
            <table:table-row>
              <table:table-cell office:value-type="string">
                <text:p>Selection Sort Ten Thousand semiSorted Integers</text:p>
              </table:table-cell>
              <table:table-cell office:value-type="float" office:value="244965256">
                <text:p>2449652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481cm" svg:height="17.146cm" xlink:href=".." xlink:type="simple" chart:class="chart:bar" chart:style-name="ch1">
        <chart:title svg:x="11.677cm" svg:y="0.478cm" chart:style-name="ch2">
          <text:p>Random Integer Arrays of Size 100</text:p>
        </chart:title>
        <chart:legend chart:legend-position="end" svg:x="28.218cm" svg:y="8.274cm" style:legend-expansion="high" chart:style-name="ch3"/>
        <chart:plot-area chart:style-name="ch4" table:cell-range-address="Sheet1.A115:Sheet1.B120" chart:data-source-has-labels="column" svg:x="1.62cm" svg:y="1.599cm" svg:width="25.989cm" svg:height="14.224cm">
          <chartooo:coordinate-region svg:x="3.479cm" svg:y="1.599cm" svg:width="24.13cm" svg:height="7.88cm"/>
          <chart:axis chart:dimension="x" chart:name="primary-x" chart:style-name="ch5" chartooo:axis-type="auto">
            <chartooo:date-scale/>
            <chart:title svg:x="13.234cm" svg:y="16.165cm" chart:style-name="ch6">
              <text:p>Sorting Algorithms</text:p>
            </chart:title>
            <chart:categories table:cell-range-address="Sheet1.A115:Sheet1.A120"/>
          </chart:axis>
          <chart:axis chart:dimension="y" chart:name="primary-y" chart:style-name="ch7">
            <chart:title svg:x="0.451cm" svg:y="10.567cm" chart:style-name="ch8">
              <text:p>Runtime in nanoseconds</text:p>
            </chart:title>
            <chart:grid chart:style-name="ch9" chart:class="major"/>
          </chart:axis>
          <chart:series chart:style-name="ch10" chart:values-cell-range-address="Sheet1.B115:Sheet1.B12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ubble Sort One Hundred Integers</text:p>
                <draw:g>
                  <svg:desc>Sheet1.A115:Sheet1.A120</svg:desc>
                </draw:g>
              </table:table-cell>
              <table:table-cell office:value-type="float" office:value="2352939">
                <text:p>2352939</text:p>
                <draw:g>
                  <svg:desc>Sheet1.B115:Sheet1.B120</svg:desc>
                </draw:g>
              </table:table-cell>
            </table:table-row>
            <table:table-row>
              <table:table-cell office:value-type="string">
                <text:p>Bubble Sort with Swap Count One Hundred Integers</text:p>
              </table:table-cell>
              <table:table-cell office:value-type="float" office:value="2340277">
                <text:p>2340277</text:p>
              </table:table-cell>
            </table:table-row>
            <table:table-row>
              <table:table-cell office:value-type="string">
                <text:p>Insertion Sort One Hundred Integers</text:p>
              </table:table-cell>
              <table:table-cell office:value-type="float" office:value="60212">
                <text:p>60212</text:p>
              </table:table-cell>
            </table:table-row>
            <table:table-row>
              <table:table-cell office:value-type="string">
                <text:p>Merge Sort One Hundred Integers</text:p>
              </table:table-cell>
              <table:table-cell office:value-type="float" office:value="1155576">
                <text:p>1155576</text:p>
              </table:table-cell>
            </table:table-row>
            <table:table-row>
              <table:table-cell office:value-type="string">
                <text:p>Quick Sort One Hundred Integers</text:p>
              </table:table-cell>
              <table:table-cell office:value-type="float" office:value="239716">
                <text:p>239716</text:p>
              </table:table-cell>
            </table:table-row>
            <table:table-row>
              <table:table-cell office:value-type="string">
                <text:p>Selection Sort One Hundred Integers</text:p>
              </table:table-cell>
              <table:table-cell office:value-type="float" office:value="886852">
                <text:p>8868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481cm" svg:height="17.146cm" xlink:href=".." xlink:type="simple" chart:class="chart:bar" chart:style-name="ch1">
        <chart:title svg:x="11.585cm" svg:y="0.478cm" chart:style-name="ch2">
          <text:p>Random Integer Arrays of size 1000</text:p>
        </chart:title>
        <chart:legend chart:legend-position="end" svg:x="28.218cm" svg:y="8.274cm" style:legend-expansion="high" chart:style-name="ch3"/>
        <chart:plot-area chart:style-name="ch4" table:cell-range-address="Sheet1.A122:Sheet1.B127" chart:data-source-has-labels="column" svg:x="1.62cm" svg:y="1.599cm" svg:width="25.989cm" svg:height="14.224cm">
          <chartooo:coordinate-region svg:x="3.658cm" svg:y="1.599cm" svg:width="23.951cm" svg:height="7.713cm"/>
          <chart:axis chart:dimension="x" chart:name="primary-x" chart:style-name="ch5" chartooo:axis-type="auto">
            <chartooo:date-scale/>
            <chart:title svg:x="13.234cm" svg:y="16.165cm" chart:style-name="ch6">
              <text:p>Sorting Algorithms</text:p>
            </chart:title>
            <chart:categories table:cell-range-address="Sheet1.A122:Sheet1.A127"/>
          </chart:axis>
          <chart:axis chart:dimension="y" chart:name="primary-y" chart:style-name="ch7">
            <chart:title svg:x="0.451cm" svg:y="10.567cm" chart:style-name="ch8">
              <text:p>Runtime in nanoseconds</text:p>
            </chart:title>
            <chart:grid chart:style-name="ch9" chart:class="major"/>
          </chart:axis>
          <chart:series chart:style-name="ch10" chart:values-cell-range-address="Sheet1.B122:Sheet1.B127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ubble Sort One Thousand Integers</text:p>
                <draw:g>
                  <svg:desc>Sheet1.A122:Sheet1.A127</svg:desc>
                </draw:g>
              </table:table-cell>
              <table:table-cell office:value-type="float" office:value="48218986">
                <text:p>48218986</text:p>
                <draw:g>
                  <svg:desc>Sheet1.B122:Sheet1.B127</svg:desc>
                </draw:g>
              </table:table-cell>
            </table:table-row>
            <table:table-row>
              <table:table-cell office:value-type="string">
                <text:p>Bubble Sort with Swap Count One Thousand Integers</text:p>
              </table:table-cell>
              <table:table-cell office:value-type="float" office:value="36158542">
                <text:p>36158542</text:p>
              </table:table-cell>
            </table:table-row>
            <table:table-row>
              <table:table-cell office:value-type="string">
                <text:p>Insertion Sort One Thousand Integers</text:p>
              </table:table-cell>
              <table:table-cell office:value-type="float" office:value="712859">
                <text:p>712859</text:p>
              </table:table-cell>
            </table:table-row>
            <table:table-row>
              <table:table-cell office:value-type="string">
                <text:p>Merge Sort One Thousand Integers</text:p>
              </table:table-cell>
              <table:table-cell office:value-type="float" office:value="7258064">
                <text:p>7258064</text:p>
              </table:table-cell>
            </table:table-row>
            <table:table-row>
              <table:table-cell office:value-type="string">
                <text:p>Quick Sort One Thousand Integers</text:p>
              </table:table-cell>
              <table:table-cell office:value-type="float" office:value="3731406">
                <text:p>3731406</text:p>
              </table:table-cell>
            </table:table-row>
            <table:table-row>
              <table:table-cell office:value-type="string">
                <text:p>Selection Sort One Thousand Integers</text:p>
              </table:table-cell>
              <table:table-cell office:value-type="float" office:value="17377600">
                <text:p>173776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481cm" svg:height="17.146cm" xlink:href=".." xlink:type="simple" chart:class="chart:bar" chart:style-name="ch1">
        <chart:title svg:x="11.373cm" svg:y="0.478cm" chart:style-name="ch2">
          <text:p>Random Integer Arrays of Size 10,000</text:p>
        </chart:title>
        <chart:legend chart:legend-position="end" svg:x="28.218cm" svg:y="8.274cm" style:legend-expansion="high" chart:style-name="ch3"/>
        <chart:plot-area chart:style-name="ch4" table:cell-range-address="Sheet1.A129:Sheet1.B134" chart:data-source-has-labels="column" svg:x="1.62cm" svg:y="1.599cm" svg:width="25.989cm" svg:height="14.224cm">
          <chartooo:coordinate-region svg:x="3.723cm" svg:y="1.599cm" svg:width="23.886cm" svg:height="7.751cm"/>
          <chart:axis chart:dimension="x" chart:name="primary-x" chart:style-name="ch5" chartooo:axis-type="auto">
            <chartooo:date-scale/>
            <chart:title svg:x="13.234cm" svg:y="16.165cm" chart:style-name="ch6">
              <text:p>Sorting Algorithms</text:p>
            </chart:title>
            <chart:categories table:cell-range-address="Sheet1.A129:Sheet1.A134"/>
          </chart:axis>
          <chart:axis chart:dimension="y" chart:name="primary-y" chart:style-name="ch7">
            <chart:title svg:x="0.451cm" svg:y="10.567cm" chart:style-name="ch8">
              <text:p>Runtime in nanoseconds</text:p>
            </chart:title>
            <chart:grid chart:style-name="ch9" chart:class="major"/>
          </chart:axis>
          <chart:series chart:style-name="ch10" chart:values-cell-range-address="Sheet1.B129:Sheet1.B13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ubble Sort Ten Thousand Integers</text:p>
                <draw:g>
                  <svg:desc>Sheet1.A129:Sheet1.A134</svg:desc>
                </draw:g>
              </table:table-cell>
              <table:table-cell office:value-type="float" office:value="1655832010">
                <text:p>1655832010</text:p>
                <draw:g>
                  <svg:desc>Sheet1.B129:Sheet1.B134</svg:desc>
                </draw:g>
              </table:table-cell>
            </table:table-row>
            <table:table-row>
              <table:table-cell office:value-type="string">
                <text:p>Bubble Sort with Swap Count Ten Thousand Integers</text:p>
              </table:table-cell>
              <table:table-cell office:value-type="float" office:value="720552569">
                <text:p>720552569</text:p>
              </table:table-cell>
            </table:table-row>
            <table:table-row>
              <table:table-cell office:value-type="string">
                <text:p>Insertion Sort Ten Thousand Integers</text:p>
              </table:table-cell>
              <table:table-cell office:value-type="float" office:value="72014508">
                <text:p>72014508</text:p>
              </table:table-cell>
            </table:table-row>
            <table:table-row>
              <table:table-cell office:value-type="string">
                <text:p>Merge Sort Ten Thousand Integers</text:p>
              </table:table-cell>
              <table:table-cell office:value-type="float" office:value="9450255">
                <text:p>9450255</text:p>
              </table:table-cell>
            </table:table-row>
            <table:table-row>
              <table:table-cell office:value-type="string">
                <text:p>Quick Sort Ten Thousand Integers</text:p>
              </table:table-cell>
              <table:table-cell office:value-type="float" office:value="4627244">
                <text:p>4627244</text:p>
              </table:table-cell>
            </table:table-row>
            <table:table-row>
              <table:table-cell office:value-type="string">
                <text:p>Selection Sort Ten Thousand Integers</text:p>
              </table:table-cell>
              <table:table-cell office:value-type="float" office:value="133593636">
                <text:p>13359363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481cm" svg:height="17.146cm" xlink:href=".." xlink:type="simple" chart:class="chart:bar" chart:style-name="ch1">
        <chart:title svg:x="11.969cm" svg:y="0.478cm" chart:style-name="ch2">
          <text:p>Sorted Integer Array of Size 100</text:p>
        </chart:title>
        <chart:legend chart:legend-position="end" svg:x="28.218cm" svg:y="8.274cm" style:legend-expansion="high" chart:style-name="ch3"/>
        <chart:plot-area chart:style-name="ch4" table:cell-range-address="Sheet1.A137:Sheet1.B142" chart:data-source-has-labels="column" svg:x="1.62cm" svg:y="1.599cm" svg:width="25.989cm" svg:height="14.224cm">
          <chartooo:coordinate-region svg:x="4.31cm" svg:y="1.599cm" svg:width="23.299cm" svg:height="7.095cm"/>
          <chart:axis chart:dimension="x" chart:name="primary-x" chart:style-name="ch5" chartooo:axis-type="auto">
            <chartooo:date-scale/>
            <chart:title svg:x="13.234cm" svg:y="16.165cm" chart:style-name="ch6">
              <text:p>Sorting Algorithms</text:p>
            </chart:title>
            <chart:categories table:cell-range-address="Sheet1.A137:Sheet1.A142"/>
          </chart:axis>
          <chart:axis chart:dimension="y" chart:name="primary-y" chart:style-name="ch7">
            <chart:title svg:x="0.451cm" svg:y="10.567cm" chart:style-name="ch8">
              <text:p>Runtime in nanoseconds</text:p>
            </chart:title>
            <chart:grid chart:style-name="ch9" chart:class="major"/>
          </chart:axis>
          <chart:series chart:style-name="ch10" chart:values-cell-range-address="Sheet1.B137:Sheet1.B14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ubble Sort One Hundred Sorted Integers</text:p>
                <draw:g>
                  <svg:desc>Sheet1.A137:Sheet1.A142</svg:desc>
                </draw:g>
              </table:table-cell>
              <table:table-cell office:value-type="float" office:value="87578">
                <text:p>87578</text:p>
                <draw:g>
                  <svg:desc>Sheet1.B137:Sheet1.B142</svg:desc>
                </draw:g>
              </table:table-cell>
            </table:table-row>
            <table:table-row>
              <table:table-cell office:value-type="string">
                <text:p>Bubble Sort with Swap Count One Hundred Sorted Integers</text:p>
              </table:table-cell>
              <table:table-cell office:value-type="float" office:value="76115">
                <text:p>76115</text:p>
              </table:table-cell>
            </table:table-row>
            <table:table-row>
              <table:table-cell office:value-type="string">
                <text:p>Insertion Sort One Hundred Sorted Integers</text:p>
              </table:table-cell>
              <table:table-cell office:value-type="float" office:value="21443">
                <text:p>21443</text:p>
              </table:table-cell>
            </table:table-row>
            <table:table-row>
              <table:table-cell office:value-type="string">
                <text:p>Merge Sort One Hundred Sorted Integers</text:p>
              </table:table-cell>
              <table:table-cell office:value-type="float" office:value="75172">
                <text:p>75172</text:p>
              </table:table-cell>
            </table:table-row>
            <table:table-row>
              <table:table-cell office:value-type="string">
                <text:p>Quick Sort One Hundred Sorted Integers</text:p>
              </table:table-cell>
              <table:table-cell office:value-type="float" office:value="120574">
                <text:p>120574</text:p>
              </table:table-cell>
            </table:table-row>
            <table:table-row>
              <table:table-cell office:value-type="string">
                <text:p>Selection Sort One Hundred Sorted Integers</text:p>
              </table:table-cell>
              <table:table-cell office:value-type="float" office:value="64451">
                <text:p>6445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481cm" svg:height="17.146cm" xlink:href=".." xlink:type="simple" chart:class="chart:bar" chart:style-name="ch1">
        <chart:title svg:x="11.849cm" svg:y="0.478cm" chart:style-name="ch2">
          <text:p>Sorted Integer Array of Size 1000</text:p>
        </chart:title>
        <chart:legend chart:legend-position="end" svg:x="28.218cm" svg:y="8.274cm" style:legend-expansion="high" chart:style-name="ch3"/>
        <chart:plot-area chart:style-name="ch4" table:cell-range-address="Sheet1.A144:Sheet1.B149" chart:data-source-has-labels="column" svg:x="1.62cm" svg:y="1.599cm" svg:width="25.989cm" svg:height="14.224cm">
          <chartooo:coordinate-region svg:x="4.49cm" svg:y="1.599cm" svg:width="23.119cm" svg:height="6.927cm"/>
          <chart:axis chart:dimension="x" chart:name="primary-x" chart:style-name="ch5" chartooo:axis-type="auto">
            <chartooo:date-scale/>
            <chart:title svg:x="13.234cm" svg:y="16.165cm" chart:style-name="ch6">
              <text:p>Sorting Algorithms</text:p>
            </chart:title>
            <chart:categories table:cell-range-address="Sheet1.A144:Sheet1.A149"/>
          </chart:axis>
          <chart:axis chart:dimension="y" chart:name="primary-y" chart:style-name="ch7">
            <chart:title svg:x="0.451cm" svg:y="10.567cm" chart:style-name="ch8">
              <text:p>Runtime in nanoseconds</text:p>
            </chart:title>
            <chart:grid chart:style-name="ch9" chart:class="major"/>
          </chart:axis>
          <chart:series chart:style-name="ch10" chart:values-cell-range-address="Sheet1.B144:Sheet1.B14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ubble Sort One Thousand Sorted Integers</text:p>
                <draw:g>
                  <svg:desc>Sheet1.A144:Sheet1.A149</svg:desc>
                </draw:g>
              </table:table-cell>
              <table:table-cell office:value-type="float" office:value="3570585">
                <text:p>3570585</text:p>
                <draw:g>
                  <svg:desc>Sheet1.B144:Sheet1.B149</svg:desc>
                </draw:g>
              </table:table-cell>
            </table:table-row>
            <table:table-row>
              <table:table-cell office:value-type="string">
                <text:p>Bubble Sort with Swap Count One Thousand Sorted Integers</text:p>
              </table:table-cell>
              <table:table-cell office:value-type="float" office:value="14510">
                <text:p>14510</text:p>
              </table:table-cell>
            </table:table-row>
            <table:table-row>
              <table:table-cell office:value-type="string">
                <text:p>Insertion Sort One Thousand Sorted Integers</text:p>
              </table:table-cell>
              <table:table-cell office:value-type="float" office:value="487260">
                <text:p>487260</text:p>
              </table:table-cell>
            </table:table-row>
            <table:table-row>
              <table:table-cell office:value-type="string">
                <text:p>Merge Sort One Thousand Sorted Integers</text:p>
              </table:table-cell>
              <table:table-cell office:value-type="float" office:value="878313">
                <text:p>878313</text:p>
              </table:table-cell>
            </table:table-row>
            <table:table-row>
              <table:table-cell office:value-type="string">
                <text:p>Quick Sort One Thousand Sorted Integers</text:p>
              </table:table-cell>
              <table:table-cell office:value-type="float" office:value="10464935">
                <text:p>10464935</text:p>
              </table:table-cell>
            </table:table-row>
            <table:table-row>
              <table:table-cell office:value-type="string">
                <text:p>Selection Sort One Thousand Sorted Integers</text:p>
              </table:table-cell>
              <table:table-cell office:value-type="float" office:value="2213129">
                <text:p>221312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481cm" svg:height="17.171cm" xlink:href=".." xlink:type="simple" chart:class="chart:bar" chart:style-name="ch1">
        <chart:title svg:x="11.664cm" svg:y="0.479cm" chart:style-name="ch2">
          <text:p>Sorted Integer Array of Size 10,000</text:p>
        </chart:title>
        <chart:legend chart:legend-position="end" svg:x="28.218cm" svg:y="8.286cm" style:legend-expansion="high" chart:style-name="ch3"/>
        <chart:plot-area chart:style-name="ch4" table:cell-range-address="Sheet1.A151:Sheet1.B156" chart:data-source-has-labels="column" svg:x="1.62cm" svg:y="1.601cm" svg:width="25.989cm" svg:height="14.246cm">
          <chartooo:coordinate-region svg:x="4.45cm" svg:y="1.601cm" svg:width="23.159cm" svg:height="6.987cm"/>
          <chart:axis chart:dimension="x" chart:name="primary-x" chart:style-name="ch5" chartooo:axis-type="auto">
            <chartooo:date-scale/>
            <chart:title svg:x="13.234cm" svg:y="16.19cm" chart:style-name="ch6">
              <text:p>Sorting Algorithms</text:p>
            </chart:title>
            <chart:categories table:cell-range-address="Sheet1.A151:Sheet1.A156"/>
          </chart:axis>
          <chart:axis chart:dimension="y" chart:name="primary-y" chart:style-name="ch7">
            <chart:title svg:x="0.451cm" svg:y="10.58cm" chart:style-name="ch8">
              <text:p>Runtime in nanoseconds</text:p>
            </chart:title>
            <chart:grid chart:style-name="ch9" chart:class="major"/>
          </chart:axis>
          <chart:series chart:style-name="ch10" chart:values-cell-range-address="Sheet1.B151:Sheet1.B15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ubble Sort Ten Thousand Sorted Integers</text:p>
                <draw:g>
                  <svg:desc>Sheet1.A151:Sheet1.A156</svg:desc>
                </draw:g>
              </table:table-cell>
              <table:table-cell office:value-type="float" office:value="365890163">
                <text:p>365890163</text:p>
                <draw:g>
                  <svg:desc>Sheet1.B151:Sheet1.B156</svg:desc>
                </draw:g>
              </table:table-cell>
            </table:table-row>
            <table:table-row>
              <table:table-cell office:value-type="string">
                <text:p>Bubble Sort with Swap Count Ten Thousand Sorted Integers</text:p>
              </table:table-cell>
              <table:table-cell office:value-type="float" office:value="159855">
                <text:p>159855</text:p>
              </table:table-cell>
            </table:table-row>
            <table:table-row>
              <table:table-cell office:value-type="string">
                <text:p>Insertion Sort Ten Thousand Sorted Integers</text:p>
              </table:table-cell>
              <table:table-cell office:value-type="float" office:value="65320081">
                <text:p>65320081</text:p>
              </table:table-cell>
            </table:table-row>
            <table:table-row>
              <table:table-cell office:value-type="string">
                <text:p>Merge Sort Ten Thousand Sorted Integers</text:p>
              </table:table-cell>
              <table:table-cell office:value-type="float" office:value="9453833">
                <text:p>9453833</text:p>
              </table:table-cell>
            </table:table-row>
            <table:table-row>
              <table:table-cell office:value-type="string">
                <text:p>Quick Sort Ten Thousand Sorted Integers</text:p>
              </table:table-cell>
              <table:table-cell office:value-type="float" office:value="376676526">
                <text:p>376676526</text:p>
              </table:table-cell>
            </table:table-row>
            <table:table-row>
              <table:table-cell office:value-type="string">
                <text:p>Selection Sort Ten Thousand Sorted Integers</text:p>
              </table:table-cell>
              <table:table-cell office:value-type="float" office:value="259173774">
                <text:p>25917377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